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Arial1" svg:font-family="Aria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kaoPGothic" svg:font-family="TakaoPGoth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paragraph-rsid="0005bdbc" style:font-size-asian="20pt" style:font-size-complex="20pt"/>
    </style:style>
    <style:style style:name="P2" style:family="paragraph" style:parent-style-name="Standard">
      <style:paragraph-properties fo:text-align="start" style:justify-single-word="false"/>
      <style:text-properties fo:font-size="12pt" officeooo:paragraph-rsid="0007881b" style:font-size-asian="12pt" style:font-size-complex="12pt"/>
    </style:style>
    <style:style style:name="P3" style:family="paragraph" style:parent-style-name="Standard">
      <style:paragraph-properties fo:text-align="start" style:justify-single-word="false"/>
      <style:text-properties fo:font-size="12pt" officeooo:paragraph-rsid="000ad8af" style:font-size-asian="12pt" style:font-size-complex="12pt"/>
    </style:style>
    <style:style style:name="P4" style:family="paragraph" style:parent-style-name="Standard">
      <style:paragraph-properties fo:text-align="start" style:justify-single-word="false"/>
      <style:text-properties fo:font-size="12pt" officeooo:paragraph-rsid="000b70af" style:font-size-asian="12pt" style:font-size-complex="12pt"/>
    </style:style>
    <style:style style:name="P5" style:family="paragraph" style:parent-style-name="Standard">
      <style:paragraph-properties fo:text-align="start" style:justify-single-word="false"/>
      <style:text-properties fo:font-size="12pt" officeooo:paragraph-rsid="000b8828" style:font-size-asian="12pt" style:font-size-complex="12pt"/>
    </style:style>
    <style:style style:name="P6" style:family="paragraph" style:parent-style-name="Standard">
      <style:paragraph-properties fo:text-align="start" style:justify-single-word="false"/>
      <style:text-properties fo:font-size="12pt" officeooo:paragraph-rsid="000be9a4" style:font-size-asian="12pt" style:font-size-complex="12pt"/>
    </style:style>
    <style:style style:name="P7" style:family="paragraph" style:parent-style-name="Standard">
      <style:paragraph-properties fo:text-align="start" style:justify-single-word="false"/>
      <style:text-properties fo:font-size="12pt" officeooo:paragraph-rsid="000f85e4" style:font-size-asian="12pt" style:font-size-complex="12pt"/>
    </style:style>
    <style:style style:name="P8" style:family="paragraph" style:parent-style-name="Standard">
      <style:paragraph-properties fo:text-align="start" style:justify-single-word="false"/>
      <style:text-properties fo:font-size="12pt" officeooo:paragraph-rsid="0014774a"/>
    </style:style>
    <style:style style:name="P9" style:family="paragraph" style:parent-style-name="Standard">
      <style:paragraph-properties fo:text-align="end" style:justify-single-word="false"/>
      <style:text-properties officeooo:rsid="0005bdbc" officeooo:paragraph-rsid="0005bdbc"/>
    </style:style>
    <style:style style:name="P10" style:family="paragraph" style:parent-style-name="Standard">
      <style:text-properties officeooo:rsid="0005bdbc" officeooo:paragraph-rsid="0005bdbc"/>
    </style:style>
    <style:style style:name="P11" style:family="paragraph" style:parent-style-name="Standard">
      <style:text-properties fo:font-size="20pt" officeooo:rsid="0005bdbc" officeooo:paragraph-rsid="0005bdbc" style:font-size-asian="20pt" style:font-size-complex="20pt"/>
    </style:style>
    <style:style style:name="P12" style:family="paragraph" style:parent-style-name="Standard">
      <style:paragraph-properties fo:text-align="center" style:justify-single-word="false"/>
      <style:text-properties fo:font-size="20pt" officeooo:rsid="0005bdbc" officeooo:paragraph-rsid="0005bdbc" style:font-size-asian="20pt" style:font-size-complex="20pt"/>
    </style:style>
    <style:style style:name="P13" style:family="paragraph" style:parent-style-name="Standard" style:list-style-name="L1">
      <style:paragraph-properties fo:text-align="center" style:justify-single-word="false"/>
      <style:text-properties fo:font-size="20pt" officeooo:rsid="0005bdbc" officeooo:paragraph-rsid="0005bdbc" style:font-size-asian="20pt" style:font-size-complex="20pt"/>
    </style:style>
    <style:style style:name="P14" style:family="paragraph" style:parent-style-name="Standard">
      <style:paragraph-properties fo:text-align="center" style:justify-single-word="false"/>
      <style:text-properties fo:font-size="20pt" officeooo:rsid="0005bdbc" officeooo:paragraph-rsid="000e1d54" style:font-size-asian="20pt" style:font-size-complex="20pt"/>
    </style:style>
    <style:style style:name="P15" style:family="paragraph" style:parent-style-name="Standard">
      <style:text-properties fo:font-size="20pt" officeooo:rsid="0005bdbc" officeooo:paragraph-rsid="0018358a" style:font-size-asian="20pt" style:font-size-complex="20pt"/>
    </style:style>
    <style:style style:name="P16" style:family="paragraph" style:parent-style-name="Standard">
      <style:paragraph-properties fo:text-align="start" style:justify-single-word="false"/>
      <style:text-properties fo:font-size="12pt" officeooo:rsid="0005bdbc" officeooo:paragraph-rsid="0005bdbc" style:font-size-asian="12pt" style:font-size-complex="12pt"/>
    </style:style>
    <style:style style:name="P17" style:family="paragraph" style:parent-style-name="Standard">
      <style:paragraph-properties fo:text-align="center" style:justify-single-word="false"/>
      <style:text-properties fo:font-size="12pt" officeooo:rsid="0005bdbc" officeooo:paragraph-rsid="0005bdbc" style:font-size-asian="12pt" style:font-size-complex="12pt"/>
    </style:style>
    <style:style style:name="P18" style:family="paragraph" style:parent-style-name="Standard">
      <style:paragraph-properties fo:text-align="center" style:justify-single-word="false"/>
      <style:text-properties fo:font-size="12pt" officeooo:rsid="0005bdbc" officeooo:paragraph-rsid="000e1d54" style:font-size-asian="12pt" style:font-size-complex="12pt"/>
    </style:style>
    <style:style style:name="P19" style:family="paragraph" style:parent-style-name="Standard">
      <style:paragraph-properties fo:text-align="start" style:justify-single-word="false"/>
      <style:text-properties fo:font-size="12pt" officeooo:rsid="0007881b" officeooo:paragraph-rsid="0007881b" style:font-size-asian="12pt" style:font-size-complex="12pt"/>
    </style:style>
    <style:style style:name="P20" style:family="paragraph" style:parent-style-name="Standard">
      <style:paragraph-properties fo:text-align="start" style:justify-single-word="false"/>
      <style:text-properties fo:font-size="12pt" officeooo:rsid="0007881b" officeooo:paragraph-rsid="000b70af" style:font-size-asian="12pt" style:font-size-complex="12pt"/>
    </style:style>
    <style:style style:name="P21" style:family="paragraph" style:parent-style-name="Standard">
      <style:paragraph-properties fo:text-align="start" style:justify-single-word="false"/>
      <style:text-properties fo:font-size="12pt" officeooo:rsid="000928c9" officeooo:paragraph-rsid="000928c9" style:font-size-asian="12pt" style:font-size-complex="12pt"/>
    </style:style>
    <style:style style:name="P22" style:family="paragraph" style:parent-style-name="Standard">
      <style:paragraph-properties fo:text-align="start" style:justify-single-word="false"/>
      <style:text-properties fo:font-size="12pt" officeooo:rsid="000928c9" officeooo:paragraph-rsid="000ad8af" style:font-size-asian="12pt" style:font-size-complex="12pt"/>
    </style:style>
    <style:style style:name="P23" style:family="paragraph" style:parent-style-name="Standard">
      <style:paragraph-properties fo:text-align="start" style:justify-single-word="false"/>
      <style:text-properties fo:font-size="12pt" officeooo:rsid="000ad8af" officeooo:paragraph-rsid="000ad8af" style:font-size-asian="12pt" style:font-size-complex="12pt"/>
    </style:style>
    <style:style style:name="P24" style:family="paragraph" style:parent-style-name="Standard">
      <style:paragraph-properties fo:text-align="start" style:justify-single-word="false"/>
      <style:text-properties fo:font-size="12pt" officeooo:rsid="000b70af" officeooo:paragraph-rsid="000b70af" style:font-size-asian="12pt" style:font-size-complex="12pt"/>
    </style:style>
    <style:style style:name="P25" style:family="paragraph" style:parent-style-name="Standard">
      <style:paragraph-properties fo:text-align="start" style:justify-single-word="false"/>
      <style:text-properties fo:font-size="12pt" officeooo:rsid="000b70af" officeooo:paragraph-rsid="000be9a4" style:font-size-asian="12pt" style:font-size-complex="12pt"/>
    </style:style>
    <style:style style:name="P26" style:family="paragraph" style:parent-style-name="Standard">
      <style:paragraph-properties fo:text-align="start" style:justify-single-word="false"/>
      <style:text-properties fo:font-size="12pt" officeooo:rsid="000b8828" officeooo:paragraph-rsid="000b8828" style:font-size-asian="12pt" style:font-size-complex="12pt"/>
    </style:style>
    <style:style style:name="P27" style:family="paragraph" style:parent-style-name="Standard">
      <style:paragraph-properties fo:text-align="start" style:justify-single-word="false"/>
      <style:text-properties fo:font-size="12pt" officeooo:rsid="000bd4b8" officeooo:paragraph-rsid="000bd4b8" style:font-size-asian="12pt" style:font-size-complex="12pt"/>
    </style:style>
    <style:style style:name="P28" style:family="paragraph" style:parent-style-name="Standard">
      <style:paragraph-properties fo:text-align="start" style:justify-single-word="false"/>
      <style:text-properties fo:font-size="12pt" officeooo:rsid="000bd4b8" officeooo:paragraph-rsid="000b8828" style:font-size-asian="12pt" style:font-size-complex="12pt"/>
    </style:style>
    <style:style style:name="P29" style:family="paragraph" style:parent-style-name="Standard">
      <style:paragraph-properties fo:text-align="start" style:justify-single-word="false"/>
      <style:text-properties fo:font-size="12pt" officeooo:rsid="000c4a5e" officeooo:paragraph-rsid="000c4a5e" style:font-size-asian="12pt" style:font-size-complex="12pt"/>
    </style:style>
    <style:style style:name="P30" style:family="paragraph" style:parent-style-name="Standard">
      <style:paragraph-properties fo:text-align="start" style:justify-single-word="false"/>
      <style:text-properties fo:font-size="12pt" officeooo:rsid="000e1d54" officeooo:paragraph-rsid="000e1d54" style:font-size-asian="12pt" style:font-size-complex="12pt"/>
    </style:style>
    <style:style style:name="P31" style:family="paragraph" style:parent-style-name="Standard">
      <style:paragraph-properties fo:text-align="start" style:justify-single-word="false"/>
      <style:text-properties fo:font-size="12pt" officeooo:rsid="00126d20" officeooo:paragraph-rsid="00126d20" style:font-size-asian="12pt" style:font-size-complex="12pt"/>
    </style:style>
    <style:style style:name="P32" style:family="paragraph" style:parent-style-name="Standard">
      <style:paragraph-properties fo:text-align="start" style:justify-single-word="false"/>
      <style:text-properties fo:font-size="12pt" officeooo:rsid="00126d20" officeooo:paragraph-rsid="001c1a24" style:font-size-asian="12pt" style:font-size-complex="12pt"/>
    </style:style>
    <style:style style:name="P33" style:family="paragraph" style:parent-style-name="Standard">
      <style:paragraph-properties fo:text-align="start" style:justify-single-word="false"/>
      <style:text-properties fo:font-size="12pt" officeooo:rsid="000f85e4" officeooo:paragraph-rsid="000f85e4" style:font-size-asian="12pt" style:font-size-complex="12pt"/>
    </style:style>
    <style:style style:name="P34" style:family="paragraph" style:parent-style-name="Standard">
      <style:paragraph-properties fo:text-align="start" style:justify-single-word="false"/>
      <style:text-properties fo:font-size="12pt" officeooo:rsid="001150c1" officeooo:paragraph-rsid="001150c1" style:font-size-asian="12pt" style:font-size-complex="12pt"/>
    </style:style>
    <style:style style:name="P35" style:family="paragraph" style:parent-style-name="Standard">
      <style:paragraph-properties fo:text-align="start" style:justify-single-word="false"/>
      <style:text-properties fo:font-size="12pt" officeooo:rsid="00127a39" officeooo:paragraph-rsid="00127a39" style:font-size-asian="12pt" style:font-size-complex="12pt"/>
    </style:style>
    <style:style style:name="P36" style:family="paragraph" style:parent-style-name="Standard">
      <style:paragraph-properties fo:text-align="start" style:justify-single-word="false"/>
      <style:text-properties fo:font-size="12pt" officeooo:rsid="000b70af" officeooo:paragraph-rsid="000b70af" style:font-size-asian="10.5pt" style:font-size-complex="12pt"/>
    </style:style>
    <style:style style:name="P37" style:family="paragraph" style:parent-style-name="Standard">
      <style:paragraph-properties fo:text-align="justify" style:justify-single-word="false"/>
      <style:text-properties fo:font-size="12pt" fo:font-style="normal" style:text-underline-style="none" fo:font-weight="normal" officeooo:rsid="000750f4" officeooo:paragraph-rsid="001cb098"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style:text-underline-style="none" fo:font-weight="normal" officeooo:rsid="000750f4" officeooo:paragraph-rsid="002bbb50"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0pt" officeooo:rsid="000b70af" officeooo:paragraph-rsid="000b70af" style:font-size-asian="10pt" style:font-size-complex="10pt"/>
    </style:style>
    <style:style style:name="P40" style:family="paragraph" style:parent-style-name="Standard">
      <style:text-properties fo:font-size="10pt" officeooo:paragraph-rsid="0019e26e" style:font-size-asian="10pt" style:font-size-complex="10pt"/>
    </style:style>
    <style:style style:name="P41" style:family="paragraph" style:parent-style-name="Standard">
      <style:paragraph-properties fo:text-align="start" style:justify-single-word="false"/>
      <style:text-properties fo:font-size="10pt" officeooo:rsid="000b70af" officeooo:paragraph-rsid="000b70af" style:font-size-asian="8.75pt" style:font-size-complex="10pt"/>
    </style:style>
    <style:style style:name="P42" style:family="paragraph" style:parent-style-name="Standard">
      <style:paragraph-properties fo:text-align="start" style:justify-single-word="false"/>
      <style:text-properties style:font-name="Arial1" fo:font-size="10pt" officeooo:rsid="0014774a" officeooo:paragraph-rsid="0014774a" style:font-size-asian="12pt" style:font-size-complex="12pt"/>
    </style:style>
    <style:style style:name="P43" style:family="paragraph" style:parent-style-name="Standard">
      <style:text-properties officeooo:rsid="000750f4" officeooo:paragraph-rsid="0019e26e"/>
    </style:style>
    <style:style style:name="P44" style:family="paragraph" style:parent-style-name="Standard">
      <style:text-properties fo:font-weight="normal" officeooo:rsid="000750f4" officeooo:paragraph-rsid="0019e26e" style:font-weight-asian="normal" style:font-weight-complex="normal"/>
    </style:style>
    <style:style style:name="P45" style:family="paragraph" style:parent-style-name="Standard">
      <style:paragraph-properties fo:text-align="center" style:justify-single-word="false"/>
      <style:text-properties fo:font-style="normal" fo:font-weight="normal" officeooo:rsid="000750f4" officeooo:paragraph-rsid="0019e26e" style:font-style-asian="normal" style:font-weight-asian="normal" style:font-style-complex="normal" style:font-weight-complex="normal"/>
    </style:style>
    <style:style style:name="P46" style:family="paragraph" style:parent-style-name="Standard">
      <style:paragraph-properties fo:text-align="center" style:justify-single-word="false"/>
      <style:text-properties fo:font-style="normal" officeooo:paragraph-rsid="0019e26e" style:font-style-asian="normal" style:font-style-complex="normal"/>
    </style:style>
    <style:style style:name="P47" style:family="paragraph" style:parent-style-name="Standard">
      <style:paragraph-properties fo:text-align="center" style:justify-single-word="false"/>
      <style:text-properties officeooo:rsid="00088f09" officeooo:paragraph-rsid="0019e26e"/>
    </style:style>
    <style:style style:name="P48" style:family="paragraph" style:parent-style-name="Standard">
      <style:text-properties officeooo:rsid="00088f09" officeooo:paragraph-rsid="0019e26e"/>
    </style:style>
    <style:style style:name="P49" style:family="paragraph" style:parent-style-name="Standard" style:list-style-name="L2">
      <style:text-properties officeooo:paragraph-rsid="0019e26e"/>
    </style:style>
    <style:style style:name="P50" style:family="paragraph" style:parent-style-name="Standard">
      <style:paragraph-properties fo:text-align="center" style:justify-single-word="false"/>
      <style:text-properties officeooo:rsid="000a2bed" officeooo:paragraph-rsid="0019e26e"/>
    </style:style>
    <style:style style:name="P51" style:family="paragraph" style:parent-style-name="Standard">
      <style:text-properties officeooo:rsid="000a2bed" officeooo:paragraph-rsid="0019e26e"/>
    </style:style>
    <style:style style:name="P52" style:family="paragraph" style:parent-style-name="Standard">
      <style:paragraph-properties fo:text-align="center" style:justify-single-word="false"/>
      <style:text-properties style:use-window-font-color="true" fo:font-style="italic" style:text-underline-style="none" officeooo:rsid="000a2bed" officeooo:paragraph-rsid="0019e26e" style:font-style-asian="italic" style:font-style-complex="italic"/>
    </style:style>
    <style:style style:name="P53" style:family="paragraph" style:parent-style-name="Standard">
      <style:paragraph-properties fo:text-align="center" style:justify-single-word="false"/>
      <style:text-properties style:use-window-font-color="true" officeooo:rsid="00088f09" officeooo:paragraph-rsid="0019e26e"/>
    </style:style>
    <style:style style:name="P54" style:family="paragraph" style:parent-style-name="Standard">
      <style:text-properties officeooo:rsid="000ab468" officeooo:paragraph-rsid="0019e26e"/>
    </style:style>
    <style:style style:name="P55" style:family="paragraph" style:parent-style-name="Standard">
      <style:text-properties officeooo:paragraph-rsid="0019e26e"/>
    </style:style>
    <style:style style:name="P56" style:family="paragraph" style:parent-style-name="Standard">
      <style:paragraph-properties fo:text-align="start" style:justify-single-word="false"/>
      <style:text-properties style:font-name="Times New Roman1" fo:font-size="12pt" officeooo:rsid="0014774a" officeooo:paragraph-rsid="001e7fa3" style:font-size-asian="12pt" style:font-size-complex="12pt"/>
    </style:style>
    <style:style style:name="P57" style:family="paragraph" style:parent-style-name="Standard" style:list-style-name="L3">
      <style:paragraph-properties fo:text-align="start" style:justify-single-word="false"/>
      <style:text-properties style:font-name="Times New Roman1" fo:font-size="12pt" officeooo:rsid="0014774a" officeooo:paragraph-rsid="001e7fa3" style:font-size-asian="12pt" style:font-size-complex="12pt"/>
    </style:style>
    <style:style style:name="P58" style:family="paragraph" style:parent-style-name="Standard" style:list-style-name="L3">
      <style:paragraph-properties fo:text-align="start" style:justify-single-word="false"/>
      <style:text-properties style:font-name="Times New Roman1" fo:font-size="12pt" officeooo:rsid="0014774a" officeooo:paragraph-rsid="00221407" style:font-size-asian="12pt" style:font-size-complex="12pt"/>
    </style:style>
    <style:style style:name="P59" style:family="paragraph" style:parent-style-name="Standard" style:list-style-name="L3">
      <style:paragraph-properties fo:text-align="start" style:justify-single-word="false"/>
      <style:text-properties style:font-name="Times New Roman1" fo:font-size="12pt" officeooo:rsid="0014774a" officeooo:paragraph-rsid="00232224" style:font-size-asian="12pt" style:font-size-complex="12pt"/>
    </style:style>
    <style:style style:name="P60" style:family="paragraph" style:parent-style-name="Standard" style:list-style-name="L3">
      <style:paragraph-properties fo:text-align="start" style:justify-single-word="false"/>
      <style:text-properties style:font-name="Times New Roman1" fo:font-size="12pt" officeooo:rsid="0014774a" officeooo:paragraph-rsid="0024c65b" style:font-size-asian="12pt" style:font-size-complex="12pt"/>
    </style:style>
    <style:style style:name="P61" style:family="paragraph" style:parent-style-name="Standard">
      <style:paragraph-properties fo:text-align="start" style:justify-single-word="false"/>
      <style:text-properties style:font-name="Times New Roman1" fo:font-size="12pt" officeooo:rsid="0014774a" officeooo:paragraph-rsid="00203ddc" style:font-size-asian="12pt" style:font-size-complex="12pt"/>
    </style:style>
    <style:style style:name="P62" style:family="paragraph" style:parent-style-name="Standard">
      <style:paragraph-properties fo:text-align="start" style:justify-single-word="false"/>
      <style:text-properties style:font-name="Times New Roman1" fo:font-size="12pt" officeooo:rsid="0014774a" officeooo:paragraph-rsid="00221407" style:font-size-asian="12pt" style:font-size-complex="12pt"/>
    </style:style>
    <style:style style:name="P63" style:family="paragraph" style:parent-style-name="Standard">
      <style:paragraph-properties fo:text-align="start" style:justify-single-word="false"/>
      <style:text-properties style:font-name="Times New Roman1" fo:font-size="12pt" officeooo:rsid="0014774a" officeooo:paragraph-rsid="0024c65b" style:font-size-asian="12pt" style:font-size-complex="12pt"/>
    </style:style>
    <style:style style:name="P64" style:family="paragraph" style:parent-style-name="Standard">
      <style:paragraph-properties fo:text-align="start" style:justify-single-word="false"/>
      <style:text-properties style:font-name="Times New Roman1" fo:font-size="12pt" officeooo:rsid="0014774a" officeooo:paragraph-rsid="002501f5" style:font-size-asian="12pt" style:font-size-complex="12pt"/>
    </style:style>
    <style:style style:name="P65" style:family="paragraph" style:parent-style-name="Standard" style:list-style-name="L6">
      <style:paragraph-properties fo:text-align="start" style:justify-single-word="false"/>
      <style:text-properties style:font-name="Times New Roman1" fo:font-size="12pt" officeooo:rsid="0014774a" officeooo:paragraph-rsid="00269c65" style:font-size-asian="12pt" style:font-size-complex="12pt"/>
    </style:style>
    <style:style style:name="P66" style:family="paragraph" style:parent-style-name="Standard" style:list-style-name="L6">
      <style:paragraph-properties fo:text-align="start" style:justify-single-word="false"/>
      <style:text-properties style:font-name="Times New Roman1" fo:font-size="12pt" officeooo:rsid="0014774a" officeooo:paragraph-rsid="00291ab6" style:font-size-asian="12pt" style:font-size-complex="12pt"/>
    </style:style>
    <style:style style:name="P67" style:family="paragraph" style:parent-style-name="Standard">
      <style:paragraph-properties fo:text-align="start" style:justify-single-word="false"/>
      <style:text-properties style:font-name="Times New Roman1" fo:font-size="12pt" officeooo:rsid="0014774a" officeooo:paragraph-rsid="00291ab6" style:font-size-asian="12pt" style:font-size-complex="12pt"/>
    </style:style>
    <style:style style:name="P68" style:family="paragraph" style:parent-style-name="Standard">
      <style:paragraph-properties fo:text-align="start" style:justify-single-word="false"/>
      <style:text-properties style:font-name="Times New Roman1" fo:font-size="12pt" officeooo:rsid="0014774a" officeooo:paragraph-rsid="002ab9cc" style:font-size-asian="12pt" style:font-size-complex="12pt"/>
    </style:style>
    <style:style style:name="P69" style:family="paragraph" style:parent-style-name="Standard" style:list-style-name="L7">
      <style:paragraph-properties fo:text-align="start" style:justify-single-word="false"/>
      <style:text-properties style:font-name="Times New Roman1" fo:font-size="12pt" officeooo:rsid="0014774a" officeooo:paragraph-rsid="002ab9cc" style:font-size-asian="12pt" style:font-size-complex="12pt"/>
    </style:style>
    <style:style style:name="P70" style:family="paragraph" style:parent-style-name="Standard" style:list-style-name="L8">
      <style:paragraph-properties fo:text-align="start" style:justify-single-word="false"/>
      <style:text-properties style:font-name="Times New Roman1" fo:font-size="12pt" officeooo:rsid="0014774a" officeooo:paragraph-rsid="002cc51e" style:font-size-asian="12pt" style:font-size-complex="12pt"/>
    </style:style>
    <style:style style:name="P71"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14774a" officeooo:paragraph-rsid="001e7fa3" style:font-size-asian="12pt" style:font-size-complex="12pt"/>
    </style:style>
    <style:style style:name="P72" style:family="paragraph" style:parent-style-name="Standard" style:list-style-name="L5">
      <style:paragraph-properties fo:text-align="start" style:justify-single-word="false"/>
      <style:text-properties style:font-name="Times New Roman1" fo:font-size="12pt" style:text-underline-style="solid" style:text-underline-width="auto" style:text-underline-color="font-color" officeooo:rsid="0014774a" officeooo:paragraph-rsid="001e7fa3" style:font-size-asian="12pt" style:font-size-complex="12pt"/>
    </style:style>
    <style:style style:name="P73" style:family="paragraph" style:parent-style-name="Standard" style:list-style-name="L4">
      <style:paragraph-properties fo:text-align="start" style:justify-single-word="false"/>
      <style:text-properties style:font-name="Times New Roman1" fo:font-size="12pt" style:text-underline-style="solid" style:text-underline-width="auto" style:text-underline-color="font-color" officeooo:rsid="0014774a" officeooo:paragraph-rsid="001e7fa3" style:font-size-asian="12pt" style:font-size-complex="12pt"/>
    </style:style>
    <style:style style:name="P74" style:family="paragraph" style:parent-style-name="Standard" style:list-style-name="L4">
      <style:paragraph-properties fo:text-align="start" style:justify-single-word="false"/>
      <style:text-properties style:font-name="Times New Roman1" fo:font-size="12pt" style:text-underline-style="solid" style:text-underline-width="auto" style:text-underline-color="font-color" officeooo:rsid="0014774a" officeooo:paragraph-rsid="00203ddc" style:font-size-asian="12pt" style:font-size-complex="12pt"/>
    </style:style>
    <style:style style:name="P75"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14774a" officeooo:paragraph-rsid="00203ddc" style:font-size-asian="12pt" style:font-size-complex="12pt"/>
    </style:style>
    <style:style style:name="P76" style:family="paragraph" style:parent-style-name="Standard" style:list-style-name="L8">
      <style:paragraph-properties fo:text-align="start" style:justify-single-word="false"/>
      <style:text-properties style:font-name="Times New Roman1" fo:font-size="12pt" style:text-underline-style="solid" style:text-underline-width="auto" style:text-underline-color="font-color" officeooo:rsid="0014774a" officeooo:paragraph-rsid="002cc51e" style:font-size-asian="12pt" style:font-size-complex="12pt"/>
    </style:style>
    <style:style style:name="P77" style:family="paragraph" style:parent-style-name="Standard" style:list-style-name="L4">
      <style:paragraph-properties fo:text-align="start" style:justify-single-word="false"/>
      <style:text-properties style:font-name="Times New Roman1" fo:font-size="12pt" fo:font-style="normal" style:text-underline-style="solid" style:text-underline-width="auto" style:text-underline-color="font-color" officeooo:rsid="0014774a" officeooo:paragraph-rsid="001e7fa3" style:font-size-asian="12pt" style:font-style-asian="normal" style:font-size-complex="12pt" style:font-style-complex="normal"/>
    </style:style>
    <style:style style:name="P78" style:family="paragraph" style:parent-style-name="Standard">
      <style:paragraph-properties fo:text-align="start" style:justify-single-word="false"/>
      <style:text-properties style:font-name="Times New Roman1" fo:font-size="10.5pt" officeooo:rsid="0014774a" officeooo:paragraph-rsid="00291ab6" style:font-size-asian="10.5pt" style:font-size-complex="10.5pt"/>
    </style:style>
    <style:style style:name="P79" style:family="paragraph" style:parent-style-name="Standard" style:list-style-name="L6">
      <style:paragraph-properties fo:text-align="center" style:justify-single-word="false"/>
      <style:text-properties style:font-name="Times New Roman1" fo:font-size="10.5pt" officeooo:rsid="0014774a" officeooo:paragraph-rsid="002846af" style:font-size-asian="10.5pt" style:font-size-complex="10.5pt"/>
    </style:style>
    <style:style style:name="P80" style:family="paragraph" style:parent-style-name="Standard" style:list-style-name="L3">
      <style:paragraph-properties fo:text-align="start" style:justify-single-word="false"/>
      <style:text-properties officeooo:paragraph-rsid="00232224"/>
    </style:style>
    <style:style style:name="P81" style:family="paragraph" style:parent-style-name="Standard" style:list-style-name="L3">
      <style:paragraph-properties fo:text-align="start" style:justify-single-word="false"/>
      <style:text-properties officeooo:paragraph-rsid="0024c65b"/>
    </style:style>
    <style:style style:name="P82" style:family="paragraph" style:parent-style-name="Standard">
      <style:paragraph-properties fo:text-align="start" style:justify-single-word="false"/>
      <style:text-properties officeooo:paragraph-rsid="00232224"/>
    </style:style>
    <style:style style:name="P83" style:family="paragraph" style:parent-style-name="Standard">
      <style:paragraph-properties fo:text-align="start" style:justify-single-word="false"/>
      <style:text-properties officeooo:paragraph-rsid="0024c65b"/>
    </style:style>
    <style:style style:name="P84" style:family="paragraph" style:parent-style-name="Standard" style:list-style-name="L8">
      <style:paragraph-properties fo:text-align="start" style:justify-single-word="false"/>
      <style:text-properties officeooo:paragraph-rsid="002cc51e"/>
    </style:style>
    <style:style style:name="P85" style:family="paragraph" style:parent-style-name="Standard" style:list-style-name="L8">
      <style:paragraph-properties fo:text-align="start" style:justify-single-word="false"/>
      <style:text-properties officeooo:paragraph-rsid="002eb721"/>
    </style:style>
    <style:style style:name="P86" style:family="paragraph" style:parent-style-name="Standard">
      <style:paragraph-properties fo:text-align="start" style:justify-single-word="false"/>
      <style:text-properties officeooo:paragraph-rsid="002eb721"/>
    </style:style>
    <style:style style:name="P87" style:family="paragraph" style:parent-style-name="Standard" style:list-style-name="L4">
      <style:paragraph-properties fo:text-align="start" style:justify-single-word="false"/>
      <style:text-properties style:text-underline-style="solid" style:text-underline-width="auto" style:text-underline-color="font-color" officeooo:paragraph-rsid="00203ddc"/>
    </style:style>
    <style:style style:name="P88" style:family="paragraph" style:parent-style-name="Standard">
      <style:paragraph-properties fo:text-align="start" style:justify-single-word="false"/>
      <style:text-properties style:text-underline-style="none" officeooo:paragraph-rsid="002eb721"/>
    </style:style>
    <style:style style:name="P89" style:family="paragraph" style:parent-style-name="Standard">
      <style:paragraph-properties fo:text-align="start" style:justify-single-word="false"/>
      <style:text-properties style:text-underline-style="none" officeooo:paragraph-rsid="003047e6"/>
    </style:style>
    <style:style style:name="P90" style:family="paragraph" style:parent-style-name="Standard" style:list-style-name="L9">
      <style:paragraph-properties fo:text-align="start" style:justify-single-word="false"/>
      <style:text-properties style:text-underline-style="none" officeooo:paragraph-rsid="003047e6"/>
    </style:style>
    <style:style style:name="P91" style:family="paragraph" style:parent-style-name="Standard">
      <style:text-properties fo:font-size="10.5pt" style:font-size-asian="10.5pt" style:font-size-complex="10.5pt"/>
    </style:style>
    <style:style style:name="P92" style:family="paragraph" style:parent-style-name="Standard">
      <style:paragraph-properties fo:text-align="start" style:justify-single-word="false"/>
      <style:text-properties fo:font-size="10.5pt" style:text-underline-style="none" officeooo:paragraph-rsid="003047e6" style:font-size-asian="10.5pt" style:font-size-complex="10.5pt"/>
    </style:style>
    <style:style style:name="P93" style:family="paragraph" style:parent-style-name="Standard">
      <style:paragraph-properties fo:break-before="page"/>
      <style:text-properties fo:font-size="20pt" officeooo:rsid="0005bdbc" officeooo:paragraph-rsid="0005bdbc" style:font-size-asian="20pt" style:font-size-complex="20pt"/>
    </style:style>
    <style:style style:name="P94" style:family="paragraph" style:parent-style-name="Standard">
      <style:paragraph-properties fo:text-align="start" style:justify-single-word="false" fo:break-before="page"/>
      <style:text-properties fo:font-size="12pt" officeooo:rsid="00126d20" officeooo:paragraph-rsid="001c1a24" style:font-size-asian="12pt" style:font-size-complex="12pt"/>
    </style:style>
    <style:style style:name="P95" style:family="paragraph" style:parent-style-name="Standard">
      <style:paragraph-properties fo:break-before="page"/>
      <style:text-properties fo:font-size="14pt" fo:font-style="italic" style:text-underline-style="solid" style:text-underline-width="auto" style:text-underline-color="font-color" fo:font-weight="bold" officeooo:rsid="000750f4" officeooo:paragraph-rsid="0019e26e" style:font-size-asian="14pt" style:font-style-asian="italic" style:font-weight-asian="bold" style:font-size-complex="14pt" style:font-style-complex="italic" style:font-weight-complex="bold"/>
    </style:style>
    <style:style style:name="P96" style:family="paragraph" style:parent-style-name="Standard">
      <style:paragraph-properties fo:text-align="justify" style:justify-single-word="false" fo:break-before="page"/>
      <style:text-properties fo:font-size="14pt" fo:font-style="italic" style:text-underline-style="solid" style:text-underline-width="auto" style:text-underline-color="font-color" fo:font-weight="bold" officeooo:rsid="000750f4" officeooo:paragraph-rsid="001e7fa3" style:font-size-asian="14pt" style:font-style-asian="italic" style:font-weight-asian="bold" style:font-size-complex="14pt" style:font-style-complex="italic" style:font-weight-complex="bold"/>
    </style:style>
    <style:style style:name="P97" style:family="paragraph" style:parent-style-name="Standard">
      <style:paragraph-properties fo:text-align="start" style:justify-single-word="false" fo:break-before="page"/>
      <style:text-properties style:font-name="Liberation Serif" fo:font-size="14pt" fo:font-style="italic" style:text-underline-style="solid" style:text-underline-width="auto" style:text-underline-color="font-color" fo:font-weight="bold" officeooo:rsid="0005bdbc" officeooo:paragraph-rsid="0005bdbc" style:font-size-asian="14pt" style:font-style-asian="italic" style:font-weight-asian="bold" style:font-size-complex="14pt" style:font-style-complex="italic" style:font-weight-complex="bold"/>
    </style:style>
    <style:style style:name="P98" style:family="paragraph" style:parent-style-name="Standard">
      <style:paragraph-properties fo:text-align="start" style:justify-single-word="false" fo:break-before="page"/>
      <style:text-properties style:font-name="Times New Roman1" fo:font-size="14pt" fo:font-style="italic" style:text-underline-style="solid" style:text-underline-width="auto" style:text-underline-color="font-color" fo:font-weight="bold" officeooo:rsid="0014774a" officeooo:paragraph-rsid="001e7fa3" style:font-size-asian="14pt" style:font-style-asian="italic" style:font-weight-asian="bold" style:font-size-complex="14pt" style:font-style-complex="italic" style:font-weight-complex="bold"/>
    </style:style>
    <style:style style:name="P99" style:family="paragraph" style:parent-style-name="Standard" style:list-style-name="">
      <style:paragraph-properties fo:margin-left="0in" fo:margin-right="0in" fo:text-align="start" style:justify-single-word="false" fo:text-indent="0in" style:auto-text-indent="false" fo:break-before="page" style:text-autospace="none"/>
      <style:text-properties style:use-window-font-color="true" style:font-name="Liberation Serif" fo:font-size="14pt" fo:font-style="italic" style:text-underline-style="solid" style:text-underline-width="auto" style:text-underline-color="font-color" fo:font-weight="bold" officeooo:rsid="000750f4" officeooo:paragraph-rsid="0019e26e" style:font-size-asian="14pt" style:font-style-asian="italic" style:font-weight-asian="bold" style:font-size-complex="14pt" style:font-style-complex="italic" style:font-weight-complex="bold"/>
    </style:style>
    <style:style style:name="P100" style:family="paragraph" style:parent-style-name="Standard" style:list-style-name="">
      <style:paragraph-properties fo:margin-left="0in" fo:margin-right="0in" fo:text-align="start" style:justify-single-word="false" fo:text-indent="0in" style:auto-text-indent="false" style:text-autospace="none"/>
      <style:text-properties style:use-window-font-color="true" style:font-name="Liberation Serif" fo:font-size="12pt" fo:font-style="normal" style:text-underline-style="none" officeooo:rsid="0005bdbc" officeooo:paragraph-rsid="0019e26e" style:font-size-asian="12pt" style:font-style-asian="normal" style:font-size-complex="12pt" style:font-style-complex="normal"/>
    </style:style>
    <style:style style:name="P101" style:family="paragraph" style:parent-style-name="Standard" style:list-style-name="">
      <style:paragraph-properties fo:margin-left="0in" fo:margin-right="0in" fo:text-align="start" style:justify-single-word="false" fo:text-indent="0in" style:auto-text-indent="false" style:text-autospace="none"/>
      <style:text-properties style:use-window-font-color="true" style:font-name="Liberation Serif" fo:font-size="12pt" fo:font-style="normal" style:text-underline-style="none" officeooo:paragraph-rsid="0019e26e" style:font-size-asian="12pt" style:font-style-asian="normal" style:font-size-complex="12pt" style:font-style-complex="normal"/>
    </style:style>
    <style:style style:name="P102" style:family="paragraph" style:parent-style-name="Standard" style:list-style-name="">
      <style:paragraph-properties fo:margin-left="0in" fo:margin-right="0in" fo:text-align="center" style:justify-single-word="false" fo:text-indent="0in" style:auto-text-indent="false" style:text-autospace="none"/>
      <style:text-properties style:use-window-font-color="true" style:font-name="Liberation Serif" fo:font-style="italic" style:text-underline-style="none" officeooo:paragraph-rsid="0019e26e" style:font-style-asian="italic" style:font-style-complex="italic"/>
    </style:style>
    <style:style style:name="P103" style:family="paragraph" style:parent-style-name="Standard" style:list-style-name="">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normal" officeooo:rsid="000750f4" officeooo:paragraph-rsid="0019e26e" style:font-size-asian="14pt" style:font-style-asian="italic" style:font-weight-asian="normal" style:font-size-complex="14pt" style:font-style-complex="italic" style:font-weight-complex="normal"/>
    </style:style>
    <style:style style:name="P104" style:family="paragraph" style:parent-style-name="Standard" style:list-style-name="">
      <style:paragraph-properties fo:margin-left="0in" fo:margin-right="0in" fo:text-align="center" style:justify-single-word="false" fo:text-indent="0in" style:auto-text-indent="false" style:text-autospace="none"/>
      <style:text-properties style:use-window-font-color="true" style:font-name="Monospace" fo:font-size="10pt" fo:font-style="italic" style:text-underline-style="none" officeooo:paragraph-rsid="0019e26e" style:font-name-asian="Monospace" style:font-size-asian="10pt" style:font-style-asian="italic" style:font-name-complex="Monospace" style:font-size-complex="10pt" style:font-style-complex="italic"/>
    </style:style>
    <style:style style:name="P105" style:family="paragraph" style:parent-style-name="Standard" style:list-style-name="">
      <style:paragraph-properties fo:margin-left="0in" fo:margin-right="0in" fo:text-align="center" style:justify-single-word="false" fo:text-indent="0in" style:auto-text-indent="false" style:text-autospace="none"/>
      <style:text-properties style:use-window-font-color="true" fo:font-style="italic" style:text-underline-style="none" officeooo:paragraph-rsid="0019e26e" style:font-style-asian="italic" style:font-style-complex="italic"/>
    </style:style>
    <style:style style:name="P106" style:family="paragraph" style:parent-style-name="Standard" style:list-style-name="">
      <style:paragraph-properties fo:margin-left="0in" fo:margin-right="0in" fo:text-align="start" style:justify-single-word="false" fo:text-indent="0in" style:auto-text-indent="false" style:text-autospace="none"/>
      <style:text-properties style:use-window-font-color="true" style:font-name="Times New Roman1" fo:font-size="12pt" fo:font-style="normal" style:text-underline-style="none" fo:font-weight="normal" officeooo:rsid="000750f4" officeooo:paragraph-rsid="0019e26e" style:font-size-asian="12pt" style:font-style-asian="normal" style:font-weight-asian="normal" style:font-size-complex="12pt" style:font-style-complex="normal" style:font-weight-complex="normal"/>
    </style:style>
    <style:style style:name="P107" style:family="paragraph" style:parent-style-name="Standard" style:list-style-name="">
      <style:paragraph-properties fo:margin-left="0in" fo:margin-right="0in" fo:text-align="start" style:justify-single-word="false" fo:text-indent="0in" style:auto-text-indent="false" style:text-autospace="none"/>
      <style:text-properties officeooo:paragraph-rsid="0019e26e"/>
    </style:style>
    <style:style style:name="P108" style:family="paragraph" style:parent-style-name="Contents_20_1">
      <style:paragraph-properties>
        <style:tab-stops>
          <style:tab-stop style:position="6.6929in" style:type="right" style:leader-style="dotted" style:leader-text="."/>
        </style:tab-stops>
      </style:paragraph-properties>
    </style:style>
    <style:style style:name="P10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ize="10pt" officeooo:rsid="000b70af" style:font-size-asian="10pt" style:font-size-complex="10pt"/>
    </style:style>
    <style:style style:name="T2" style:family="text">
      <style:text-properties fo:font-size="10pt" officeooo:rsid="000f89e3" style:font-name-asian="Monospace" style:font-size-asian="10pt" style:font-name-complex="Monospace" style:font-size-complex="10pt"/>
    </style:style>
    <style:style style:name="T3" style:family="text">
      <style:text-properties officeooo:rsid="0007881b"/>
    </style:style>
    <style:style style:name="T4" style:family="text">
      <style:text-properties officeooo:rsid="000928c9"/>
    </style:style>
    <style:style style:name="T5" style:family="text">
      <style:text-properties officeooo:rsid="000ad8af"/>
    </style:style>
    <style:style style:name="T6" style:family="text">
      <style:text-properties officeooo:rsid="000b70af"/>
    </style:style>
    <style:style style:name="T7" style:family="text">
      <style:text-properties officeooo:rsid="000b8828"/>
    </style:style>
    <style:style style:name="T8" style:family="text">
      <style:text-properties officeooo:rsid="000bd4b8"/>
    </style:style>
    <style:style style:name="T9" style:family="text">
      <style:text-properties officeooo:rsid="000e1d54"/>
    </style:style>
    <style:style style:name="T10" style:family="text">
      <style:text-properties officeooo:rsid="000f85e4"/>
    </style:style>
    <style:style style:name="T11" style:family="text">
      <style:text-properties officeooo:rsid="0014774a"/>
    </style:style>
    <style:style style:name="T12" style:family="text">
      <style:text-properties style:font-name="Arial1" fo:font-size="10pt" officeooo:rsid="0014774a"/>
    </style:style>
    <style:style style:name="T13" style:family="text">
      <style:text-properties style:font-name="Arial1" fo:font-size="10pt" officeooo:rsid="0014774a" style:font-size-asian="12pt" style:font-size-complex="12pt"/>
    </style:style>
    <style:style style:name="T14" style:family="text">
      <style:text-properties style:font-size-asian="12pt"/>
    </style:style>
    <style:style style:name="T15" style:family="text">
      <style:text-properties officeooo:rsid="00127a39" style:font-size-asian="12pt" style:font-size-complex="12pt"/>
    </style:style>
    <style:style style:name="T16" style:family="text">
      <style:text-properties officeooo:rsid="0012fa5a" style:font-size-asian="12pt" style:font-size-complex="12pt"/>
    </style:style>
    <style:style style:name="T17" style:family="text">
      <style:text-properties officeooo:rsid="0014774a" style:font-size-asian="12pt" style:font-size-complex="12pt"/>
    </style:style>
    <style:style style:name="T18" style:family="text">
      <style:text-properties officeooo:rsid="00160d8a" style:font-size-asian="12pt" style:font-size-complex="12pt"/>
    </style:style>
    <style:style style:name="T19" style:family="text">
      <style:text-properties officeooo:rsid="0018358a"/>
    </style:style>
    <style:style style:name="T20" style:family="text">
      <style:text-properties officeooo:rsid="00111c38" style:font-name-asian="Monospace" style:font-name-complex="Monospace"/>
    </style:style>
    <style:style style:name="T21" style:family="text">
      <style:text-properties officeooo:rsid="0013aec5" style:font-name-asian="Monospace" style:font-name-complex="Monospace"/>
    </style:style>
    <style:style style:name="T22" style:family="text">
      <style:text-properties officeooo:rsid="001b46aa" style:font-name-asian="Monospace" style:font-name-complex="Monospace"/>
    </style:style>
    <style:style style:name="T23" style:family="text">
      <style:text-properties officeooo:rsid="0012c7c1"/>
    </style:style>
    <style:style style:name="T24" style:family="text">
      <style:text-properties officeooo:rsid="000750f4"/>
    </style:style>
    <style:style style:name="T25" style:family="text">
      <style:text-properties fo:font-weight="bold" officeooo:rsid="000750f4" style:font-weight-asian="bold" style:font-weight-complex="bold"/>
    </style:style>
    <style:style style:name="T26" style:family="text">
      <style:text-properties fo:font-weight="bold" officeooo:rsid="003047e6"/>
    </style:style>
    <style:style style:name="T27" style:family="text">
      <style:text-properties fo:font-weight="normal" officeooo:rsid="000750f4" style:font-weight-asian="normal" style:font-weight-complex="normal"/>
    </style:style>
    <style:style style:name="T28" style:family="text">
      <style:text-properties fo:font-weight="normal" officeooo:rsid="0013106f" style:font-weight-asian="normal" style:font-weight-complex="normal"/>
    </style:style>
    <style:style style:name="T29" style:family="text">
      <style:text-properties officeooo:rsid="00088f09"/>
    </style:style>
    <style:style style:name="T30" style:family="text">
      <style:text-properties fo:font-style="italic" officeooo:rsid="00088f09" style:font-style-asian="italic" style:font-style-complex="italic"/>
    </style:style>
    <style:style style:name="T31" style:family="text">
      <style:text-properties fo:font-style="italic" officeooo:rsid="001e7fa3" style:font-style-asian="italic" style:font-style-complex="italic"/>
    </style:style>
    <style:style style:name="T32" style:family="text">
      <style:text-properties fo:font-style="italic" officeooo:rsid="00221407" style:font-style-asian="italic" style:font-style-complex="italic"/>
    </style:style>
    <style:style style:name="T33" style:family="text">
      <style:text-properties fo:font-style="italic" officeooo:rsid="0024c65b" style:font-style-asian="italic" style:font-style-complex="italic"/>
    </style:style>
    <style:style style:name="T34" style:family="text">
      <style:text-properties fo:font-style="italic" style:text-underline-style="none" officeooo:rsid="00232224" style:font-style-asian="italic" style:font-style-complex="italic"/>
    </style:style>
    <style:style style:name="T35" style:family="text">
      <style:text-properties fo:font-style="italic" style:text-underline-style="none" officeooo:rsid="001e7fa3" style:font-style-asian="italic" style:font-style-complex="italic"/>
    </style:style>
    <style:style style:name="T36" style:family="text">
      <style:text-properties fo:font-style="italic" style:text-underline-style="none" officeooo:rsid="0024c65b" style:font-style-asian="italic" style:font-style-complex="italic"/>
    </style:style>
    <style:style style:name="T37" style:family="text">
      <style:text-properties fo:font-style="italic" style:text-underline-style="none" officeooo:rsid="00269c65" style:font-style-asian="italic" style:font-style-complex="italic"/>
    </style:style>
    <style:style style:name="T38" style:family="text">
      <style:text-properties fo:font-style="italic" style:text-underline-style="none" officeooo:rsid="00291ab6" style:font-style-asian="italic" style:font-style-complex="italic"/>
    </style:style>
    <style:style style:name="T39" style:family="text">
      <style:text-properties fo:font-style="italic" style:text-underline-style="none" officeooo:rsid="00203ddc" style:font-style-asian="italic" style:font-style-complex="italic"/>
    </style:style>
    <style:style style:name="T40" style:family="text">
      <style:text-properties fo:font-style="italic" style:text-underline-style="none" officeooo:rsid="002ab9cc" style:font-style-asian="italic" style:font-style-complex="italic"/>
    </style:style>
    <style:style style:name="T41" style:family="text">
      <style:text-properties officeooo:rsid="0013106f"/>
    </style:style>
    <style:style style:name="T42" style:family="text">
      <style:text-properties fo:color="#3f7f5f" style:font-name="Monospace" fo:font-size="10pt" fo:font-style="italic" officeooo:rsid="000d23b7" style:font-name-asian="Monospace" style:font-size-asian="10pt" style:font-style-asian="italic" style:font-name-complex="Monospace" style:font-size-complex="10pt" style:font-style-complex="italic"/>
    </style:style>
    <style:style style:name="T43" style:family="text">
      <style:text-properties fo:color="#3f7f5f" style:font-name="Monospace" fo:font-size="10pt" style:font-name-asian="Monospace" style:font-size-asian="10pt" style:font-name-complex="Monospace" style:font-size-complex="10pt"/>
    </style:style>
    <style:style style:name="T44" style:family="text">
      <style:text-properties style:font-name="Monospace" fo:font-size="10pt" style:font-name-asian="Monospace" style:font-size-asian="10pt" style:font-name-complex="Monospace" style:font-size-complex="10pt"/>
    </style:style>
    <style:style style:name="T45" style:family="text">
      <style:text-properties style:font-name="Monospace" fo:font-size="10pt" officeooo:rsid="000d23b7" style:font-name-asian="Monospace" style:font-size-asian="10pt" style:font-name-complex="Monospace" style:font-size-complex="10pt"/>
    </style:style>
    <style:style style:name="T46" style:family="text">
      <style:text-properties style:font-name="Monospace" fo:font-size="10pt" officeooo:rsid="00111c38" style:font-name-asian="Monospace" style:font-size-asian="10pt" style:font-name-complex="Monospace" style:font-size-complex="10pt"/>
    </style:style>
    <style:style style:name="T47" style:family="text">
      <style:text-properties style:font-name="Monospace" fo:font-size="10pt" officeooo:rsid="000f89e3" style:font-name-asian="Monospace" style:font-size-asian="10pt" style:font-name-complex="Monospace" style:font-size-complex="10pt"/>
    </style:style>
    <style:style style:name="T48" style:family="text">
      <style:text-properties style:font-name="Monospace" fo:font-size="10pt" fo:font-style="italic" style:text-underline-style="none" style:font-name-asian="Monospace" style:font-size-asian="10pt" style:font-style-asian="italic" style:font-name-complex="Monospace" style:font-size-complex="10pt" style:font-style-complex="italic"/>
    </style:style>
    <style:style style:name="T49" style:family="text">
      <style:text-properties officeooo:rsid="00111c38"/>
    </style:style>
    <style:style style:name="T50" style:family="text">
      <style:text-properties fo:color="#000000" style:font-name="Monospace" fo:font-size="10pt" fo:font-style="italic" style:text-underline-style="none" style:font-name-asian="Monospace" style:font-size-asian="10pt" style:font-style-asian="italic" style:font-name-complex="Monospace" style:font-size-complex="10pt" style:font-style-complex="italic"/>
    </style:style>
    <style:style style:name="T51" style:family="text">
      <style:text-properties officeooo:rsid="001b46aa"/>
    </style:style>
    <style:style style:name="T52" style:family="text">
      <style:text-properties fo:font-size="12pt"/>
    </style:style>
    <style:style style:name="T53" style:family="text">
      <style:text-properties fo:font-size="12pt" officeooo:rsid="000c4a5e" style:font-size-asian="12pt" style:font-size-complex="12pt"/>
    </style:style>
    <style:style style:name="T54" style:family="text">
      <style:text-properties style:font-size-complex="12pt"/>
    </style:style>
    <style:style style:name="T55" style:family="text">
      <style:text-properties style:font-name="Liberation Serif" fo:font-size="14pt" fo:font-style="italic" style:text-underline-style="solid" style:text-underline-width="auto" style:text-underline-color="font-color" fo:font-weight="bold" officeooo:rsid="001c1a24" style:font-size-asian="14pt" style:font-style-asian="italic" style:font-weight-asian="bold" style:font-size-complex="14pt" style:font-style-complex="italic" style:font-weight-complex="bold"/>
    </style:style>
    <style:style style:name="T56" style:family="text">
      <style:text-properties style:text-underline-style="solid" style:text-underline-width="auto" style:text-underline-color="font-color"/>
    </style:style>
    <style:style style:name="T57" style:family="text">
      <style:text-properties officeooo:rsid="001cb098"/>
    </style:style>
    <style:style style:name="T58" style:family="text">
      <style:text-properties officeooo:rsid="001e7fa3"/>
    </style:style>
    <style:style style:name="T59" style:family="text">
      <style:text-properties style:text-underline-style="none"/>
    </style:style>
    <style:style style:name="T60" style:family="text">
      <style:text-properties style:text-underline-style="none" officeooo:rsid="001e7fa3"/>
    </style:style>
    <style:style style:name="T61" style:family="text">
      <style:text-properties style:font-name="Times New Roman1"/>
    </style:style>
    <style:style style:name="T62" style:family="text">
      <style:text-properties style:font-name="Times New Roman1" fo:font-size="12pt" officeooo:rsid="0014774a" style:font-size-asian="12pt" style:font-size-complex="12pt"/>
    </style:style>
    <style:style style:name="T63" style:family="text">
      <style:text-properties style:font-name="Times New Roman1" fo:font-size="12pt" officeooo:rsid="00203ddc" style:font-size-asian="12pt" style:font-size-complex="12pt"/>
    </style:style>
    <style:style style:name="T64" style:family="text">
      <style:text-properties style:font-name="Times New Roman1" fo:font-size="12pt" officeooo:rsid="001e7fa3" style:font-size-asian="12pt" style:font-size-complex="12pt"/>
    </style:style>
    <style:style style:name="T65" style:family="text">
      <style:text-properties style:font-name="Times New Roman1" fo:font-size="12pt" officeooo:rsid="00221407" style:font-size-asian="12pt" style:font-size-complex="12pt"/>
    </style:style>
    <style:style style:name="T66" style:family="text">
      <style:text-properties style:font-name="Times New Roman1" fo:font-size="12pt" officeooo:rsid="002cc51e" style:font-size-asian="12pt" style:font-size-complex="12pt"/>
    </style:style>
    <style:style style:name="T67" style:family="text">
      <style:text-properties style:font-name="Times New Roman1" fo:font-size="12pt" officeooo:rsid="002eb721" style:font-size-asian="12pt" style:font-size-complex="12pt"/>
    </style:style>
    <style:style style:name="T68" style:family="text">
      <style:text-properties style:font-name="Times New Roman1" fo:font-size="12pt" officeooo:rsid="003047e6" style:font-size-asian="12pt" style:font-size-complex="12pt"/>
    </style:style>
    <style:style style:name="T69" style:family="text">
      <style:text-properties style:font-name="Times New Roman1" fo:font-size="12pt" style:text-underline-style="solid" style:text-underline-width="auto" style:text-underline-color="font-color" officeooo:rsid="0014774a" style:font-size-asian="12pt" style:font-size-complex="12pt"/>
    </style:style>
    <style:style style:name="T70" style:family="text">
      <style:text-properties style:font-name="Times New Roman1" fo:font-size="12pt" style:text-underline-style="solid" style:text-underline-width="auto" style:text-underline-color="font-color" officeooo:rsid="00203ddc" style:font-size-asian="12pt" style:font-size-complex="12pt"/>
    </style:style>
    <style:style style:name="T71" style:family="text">
      <style:text-properties style:font-name="Times New Roman1" fo:font-size="12pt" style:text-underline-style="solid" style:text-underline-width="auto" style:text-underline-color="font-color" officeooo:rsid="002eb721" style:font-size-asian="12pt" style:font-size-complex="12pt"/>
    </style:style>
    <style:style style:name="T72" style:family="text">
      <style:text-properties style:font-name="Times New Roman1" fo:font-size="12pt" style:text-underline-style="none" officeooo:rsid="0014774a" style:font-size-asian="12pt" style:font-size-complex="12pt"/>
    </style:style>
    <style:style style:name="T73" style:family="text">
      <style:text-properties style:font-name="Times New Roman1" fo:font-size="12pt" style:text-underline-style="none" officeooo:rsid="002cc51e" style:font-size-asian="12pt" style:font-size-complex="12pt"/>
    </style:style>
    <style:style style:name="T74" style:family="text">
      <style:text-properties style:font-name="Times New Roman1" fo:font-size="12pt" fo:font-style="italic" style:text-underline-style="none" officeooo:rsid="0014774a" style:font-size-asian="12pt" style:font-style-asian="italic" style:font-size-complex="12pt" style:font-style-complex="italic"/>
    </style:style>
    <style:style style:name="T75" style:family="text">
      <style:text-properties officeooo:rsid="00203ddc"/>
    </style:style>
    <style:style style:name="T76" style:family="text">
      <style:text-properties fo:font-style="normal" fo:font-weight="normal" officeooo:rsid="000750f4" style:font-style-asian="normal" style:font-weight-asian="normal" style:font-style-complex="normal" style:font-weight-complex="normal"/>
    </style:style>
    <style:style style:name="T77" style:family="text">
      <style:text-properties fo:font-style="normal" fo:font-weight="normal" officeooo:rsid="00203ddc" style:font-style-asian="normal" style:font-weight-asian="normal" style:font-style-complex="normal" style:font-weight-complex="normal"/>
    </style:style>
    <style:style style:name="T78" style:family="text">
      <style:text-properties fo:font-style="normal" fo:font-weight="normal" officeooo:rsid="002501f5" style:font-style-asian="normal" style:font-weight-asian="normal" style:font-style-complex="normal" style:font-weight-complex="normal"/>
    </style:style>
    <style:style style:name="T79" style:family="text">
      <style:text-properties fo:font-style="normal" fo:font-weight="normal" officeooo:rsid="002b5b82" style:font-style-asian="normal" style:font-weight-asian="normal" style:font-style-complex="normal" style:font-weight-complex="normal"/>
    </style:style>
    <style:style style:name="T80" style:family="text">
      <style:text-properties fo:font-size="10.5pt" fo:font-style="normal" fo:font-weight="normal" officeooo:rsid="000750f4" style:font-size-asian="10.5pt" style:font-style-asian="normal" style:font-weight-asian="normal" style:font-size-complex="10.5pt" style:font-style-complex="normal" style:font-weight-complex="normal"/>
    </style:style>
    <style:style style:name="T81" style:family="text">
      <style:text-properties fo:font-size="10.5pt" fo:font-style="normal" fo:font-weight="normal" officeooo:rsid="00203ddc" style:font-size-asian="10.5pt" style:font-style-asian="normal" style:font-weight-asian="normal" style:font-size-complex="10.5pt" style:font-style-complex="normal" style:font-weight-complex="normal"/>
    </style:style>
    <style:style style:name="T82" style:family="text">
      <style:text-properties fo:font-size="10.5pt" fo:font-style="normal" fo:font-weight="normal" officeooo:rsid="0012c7c1" style:font-size-asian="10.5pt" style:font-style-asian="normal" style:font-weight-asian="normal" style:font-size-complex="10.5pt" style:font-style-complex="normal" style:font-weight-complex="normal"/>
    </style:style>
    <style:style style:name="T83" style:family="text">
      <style:text-properties fo:font-size="10.5pt" fo:font-style="normal" fo:font-weight="normal" officeooo:rsid="00221407" style:font-size-asian="10.5pt" style:font-style-asian="normal" style:font-weight-asian="normal" style:font-size-complex="10.5pt" style:font-style-complex="normal" style:font-weight-complex="normal"/>
    </style:style>
    <style:style style:name="T84" style:family="text">
      <style:text-properties fo:font-size="10.5pt" fo:font-style="normal" fo:font-weight="normal" officeooo:rsid="00232224" style:font-size-asian="10.5pt" style:font-style-asian="normal" style:font-weight-asian="normal" style:font-size-complex="10.5pt" style:font-style-complex="normal" style:font-weight-complex="normal"/>
    </style:style>
    <style:style style:name="T85" style:family="text">
      <style:text-properties fo:font-size="10.5pt" fo:font-style="normal" fo:font-weight="normal" officeooo:rsid="0024c65b" style:font-size-asian="10.5pt" style:font-style-asian="normal" style:font-weight-asian="normal" style:font-size-complex="10.5pt" style:font-style-complex="normal" style:font-weight-complex="normal"/>
    </style:style>
    <style:style style:name="T86" style:family="text">
      <style:text-properties fo:font-size="10.5pt" fo:font-style="normal" fo:font-weight="normal" officeooo:rsid="002ab9cc" style:font-size-asian="10.5pt" style:font-style-asian="normal" style:font-weight-asian="normal" style:font-size-complex="10.5pt" style:font-style-complex="normal" style:font-weight-complex="normal"/>
    </style:style>
    <style:style style:name="T87" style:family="text">
      <style:text-properties officeooo:rsid="00221407"/>
    </style:style>
    <style:style style:name="T88" style:family="text">
      <style:text-properties officeooo:rsid="0024c65b"/>
    </style:style>
    <style:style style:name="T89" style:family="text">
      <style:text-properties officeooo:rsid="00269c65"/>
    </style:style>
    <style:style style:name="T90" style:family="text">
      <style:text-properties officeooo:rsid="00291ab6"/>
    </style:style>
    <style:style style:name="T91" style:family="text">
      <style:text-properties officeooo:rsid="002ab9cc"/>
    </style:style>
    <style:style style:name="T92" style:family="text">
      <style:text-properties officeooo:rsid="002bbb50"/>
    </style:style>
    <style:style style:name="T93" style:family="text">
      <style:text-properties officeooo:rsid="002cc51e"/>
    </style:style>
    <style:style style:name="T94" style:family="text">
      <style:text-properties officeooo:rsid="003047e6"/>
    </style:style>
    <style:style style:name="T95" style:family="text">
      <style:text-properties officeooo:rsid="00320dce"/>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text:start-value="7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ffff99" draw:textarea-horizontal-align="justify" draw:textarea-vertical-align="middle" draw:auto-grow-height="false" style:run-through="foreground"/>
    </style:style>
    <style:style style:name="gr3" style:family="graphic">
      <style:graphic-properties draw:fill="solid" draw:fill-color="#99ccff" draw:textarea-horizontal-align="justify" draw:textarea-vertical-align="middle" draw:auto-grow-height="false"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stroke="none" svg:stroke-color="#000000" draw:fill="none" draw:fill-color="#ffffff" fo:min-height="0.2602in" style:run-through="foreground"/>
    </style:style>
    <style:style style:name="gr6" style:family="graphic">
      <style:graphic-properties draw:fill="solid" draw:fill-color="#ffff99" draw:textarea-horizontal-align="justify" draw:textarea-vertical-align="middle" draw:auto-grow-height="false" style:run-through="foreground" style:vertical-pos="from-top" style:vertical-rel="paragraph" style:horizontal-pos="from-left" style:horizontal-rel="paragraph"/>
    </style:style>
    <style:style style:name="gr7" style:family="graphic">
      <style:graphic-properties draw:fill="solid" draw:fill-color="#99ccff" draw:textarea-horizontal-align="justify" draw:textarea-vertical-align="middle" draw:auto-grow-height="false" style:run-through="foreground" style:vertical-pos="from-top" style:vertical-rel="paragraph" style:horizontal-pos="from-left" style:horizontal-rel="paragraph"/>
    </style:style>
    <style:style style:name="gr8" style:family="graphic">
      <style:graphic-properties draw:textarea-horizontal-align="justify" draw:textarea-vertical-align="middle" draw:auto-grow-height="false" style:run-through="foreground" style:vertical-pos="from-top" style:vertical-rel="paragraph" style:horizontal-pos="from-left" style:horizontal-rel="paragraph"/>
    </style:style>
    <style:style style:name="gr9" style:family="graphic">
      <style:graphic-properties draw:stroke="none" svg:stroke-color="#000000" draw:fill="none" draw:fill-color="#ffffff" fo:min-height="0.1882in" style:run-through="foreground" style:vertical-pos="from-top" style:vertical-rel="paragraph" style:horizontal-pos="from-left" style:horizontal-rel="paragraph"/>
    </style:style>
    <style:style style:name="gr10"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1er CUATRIMESTRE DE 2011</text:p>
      <text:p text:style-name="P10"/>
      <text:p text:style-name="P10"/>
      <text:p text:style-name="P10"/>
      <text:p text:style-name="P10"/>
      <text:p text:style-name="P10"/>
      <text:p text:style-name="P10"/>
      <text:p text:style-name="P10"/>
      <text:p text:style-name="P10"/>
      <text:p text:style-name="P11"/>
      <text:p text:style-name="P12"/>
      <text:p text:style-name="P12">FIUBA</text:p>
      <text:p text:style-name="P12"/>
      <text:list xml:id="list643972620" text:style-name="L1">
        <text:list-item>
          <text:list>
            <text:list-header>
              <text:p text:style-name="P13">75.06 - ORGANIZACIÓN DE DATOS</text:p>
            </text:list-header>
          </text:list>
        </text:list-item>
      </text:list>
      <text:p text:style-name="P12"/>
      <text:p text:style-name="P12">TRABAJO PRÁCTICO – GRUPO 1</text:p>
      <text:p text:style-name="P1"/>
      <text:p text:style-name="P10"/>
      <text:p text:style-name="P10"/>
      <text:p text:style-name="P10">INTEGRANTES:</text:p>
      <text:p text:style-name="P10"/>
      <text:p text:style-name="P10">TAPIA, JIMENA SOLEDAD</text:p>
      <text:p text:style-name="P10">FERNÁNDEZ, PAULO MIGUEL</text:p>
      <text:p text:style-name="P10">GALLINAL, NICOLÁS ANDRÉS</text:p>
      <text:p text:style-name="P10">MARAGGI, SANTIAGO JOSÉ MARÍA</text:p>
      <text:p text:style-name="P10"/>
      <text:p text:style-name="P11"><text:span text:style-name="T19"/></text:p>
      <text:p text:style-name="P93"><text:span text:style-name="T19"/></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ice</text:p>
          </text:index-title>
          <text:p text:style-name="P108">Introduccion<text:tab/>3</text:p>
          <text:p text:style-name="P108">Obtención de Libro (offset identificador en el archivo de control)<text:tab/>4</text:p>
          <text:p text:style-name="P108">FrontCoding (Compresion del lexico)<text:tab/>6</text:p>
          <text:p text:style-name="P108">Hash Expansible en disco<text:tab/>7</text:p>
          <text:p text:style-name="P109">TABLA DE DIRECCIONES<text:tab/>7</text:p>
          <text:p text:style-name="P109">BLOQUE<text:tab/>7</text:p>
          <text:p text:style-name="P109">ARCHIVO DE DATOS<text:tab/>7</text:p>
          <text:p text:style-name="P109">CUBETA<text:tab/>7</text:p>
          <text:p text:style-name="P109">EXTENSIÓN DE CUBETAS<text:tab/>7</text:p>
          <text:p text:style-name="P109">ELEMENTO<text:tab/>7</text:p>
          <text:p text:style-name="P109">HASH EXTENSIBLE<text:tab/>8</text:p>
          <text:p text:style-name="P109">EJEMPLOS<text:tab/>8</text:p>
          <text:p text:style-name="P109">HASH EXPANSIBLE: REPORTE DE BUG<text:tab/>8</text:p>
          <text:p text:style-name="P108">Estructuras de Parseo<text:tab/>10</text:p>
          <text:p text:style-name="P109">FORMATO DE ARCHIVO DE STOPWORDS<text:tab/>10</text:p>
          <text:p text:style-name="P109">NORMALIZACIÓN DE PALABRAS<text:tab/>10</text:p>
          <text:p text:style-name="P108">Casos de Prueba<text:tab/>11</text:p>
          <text:p text:style-name="P109">Instrucción – Tomar Texto<text:tab/>11</text:p>
          <text:p text:style-name="P109">Instrucción – Procesar Editorial<text:tab/>11</text:p>
          <text:p text:style-name="P109">Instrucción – Procesar Autor<text:tab/>11</text:p>
          <text:p text:style-name="P109">Instrucción – Procesar Titulo<text:tab/>12</text:p>
          <text:p text:style-name="P109">Instrucción – Procesar Palabras<text:tab/>12</text:p>
          <text:p text:style-name="P109">Instrucción – Listar Archivos Tomados<text:tab/>12</text:p>
          <text:p text:style-name="P109">Instrucción - <text:s/>Obtener Archivo<text:tab/>13</text:p>
          <text:p text:style-name="P109">Instrucción – Quitar Archivo<text:tab/>13</text:p>
          <text:p text:style-name="P109">Instrucción – Ver Estructura<text:tab/>13</text:p>
        </text:index-body>
      </text:table-of-content>
      <text:p text:style-name="P15"><text:span text:style-name="T19"/></text:p>
      <text:p text:style-name="P96"><text:toc-mark-start text:id="IMark147870172" text:outline-level="1"/><text:span text:style-name="T58">Introduccion</text:span><text:toc-mark-end text:id="IMark147870172"/></text:p>
      <text:p text:style-name="P37"><text:span text:style-name="T57"/></text:p>
      <text:p text:style-name="P37"><text:span text:style-name="T57">El desarrollo de este trabajo practico se baso en el diseño de un sistema para resolver el almacenamiento, consulta y obtención de libros de texto.</text:span></text:p>
      <text:p text:style-name="P37"><text:span text:style-name="T57"/></text:p>
      <text:p text:style-name="P37"><text:span text:style-name="T57">Se incorporaron practicas de diseño que permitieron modularizar en estructuras desacopladas, que </text:span><text:span text:style-name="T58">favorezacan el manejo de datos, accesos a disco y administracion de recursos.</text:span></text:p>
      <text:p text:style-name="P37"><text:span text:style-name="T58"/></text:p>
      <text:p text:style-name="P38"><text:span text:style-name="T92">Para la ejecucion de la aplicación se incorporo un archivo de configuracion que permite establecer las rutas para los informes, el archivo de control y el que se utilizara como lista de stopwords.</text:span></text:p>
      <text:p text:style-name="P37"><text:span text:style-name="T57"/></text:p>
      <text:p text:style-name="P37"><text:span text:style-name="T57"/></text:p>
      <text:p text:style-name="P95"><text:toc-mark-start text:id="IMark147870340" text:outline-level="1"/>Obtención de <text:span text:style-name="T23">Libro</text:span> (<text:span text:style-name="T23">offset </text:span>identificador en el archivo de control)<text:toc-mark-end text:id="IMark147870340"/></text:p>
      <text:p text:style-name="P43"/>
      <text:p text:style-name="P43">El id utilizado para la identificación del registro que se debe recuperar para obtener un libro en particular se corresponde con el offset en el archivo de registros variables.</text:p>
      <text:p text:style-name="P43"/>
      <text:p text:style-name="P43">Suponemos inicialmente un archivo rectangular de 20 particiones equivalentes. En él está guardado un único libro <text:s/>que ocupa 10 particiones, es decir que su offset es 0.</text:p>
      <text:p text:style-name="P43">En el caso de existir nuevo libro, se guardará a partir de la última partición ocupada, por lo que su offset de identificación será 10.</text:p>
      <text:p text:style-name="P43"/>
      <text:p text:style-name="P43"><draw:g text:anchor-type="paragraph" draw:z-index="0" draw:style-name="gr1"><draw:custom-shape draw:style-name="gr2" svg:width="0.2606in" svg:height="0.5941in" svg:x="1.289in" svg:y="0.3264in"><text:p/><draw:enhanced-geometry svg:viewBox="0 0 21600 21600" draw:type="rectangle" draw:enhanced-path="M 0 0 L 21600 0 21600 21600 0 21600 0 0 Z N"/></draw:custom-shape><draw:custom-shape draw:style-name="gr2" svg:width="0.2606in" svg:height="0.5941in" svg:x="1.5492in" svg:y="0.3264in"><text:p/><draw:enhanced-geometry svg:viewBox="0 0 21600 21600" draw:type="rectangle" draw:enhanced-path="M 0 0 L 21600 0 21600 21600 0 21600 0 0 Z N"/></draw:custom-shape><draw:custom-shape draw:style-name="gr2" svg:width="0.2606in" svg:height="0.5941in" svg:x="1.8098in" svg:y="0.3264in"><text:p/><draw:enhanced-geometry svg:viewBox="0 0 21600 21600" draw:type="rectangle" draw:enhanced-path="M 0 0 L 21600 0 21600 21600 0 21600 0 0 Z N"/></draw:custom-shape><draw:custom-shape draw:style-name="gr2" svg:width="0.2606in" svg:height="0.5941in" svg:x="2.0701in" svg:y="0.3264in"><text:p/><draw:enhanced-geometry svg:viewBox="0 0 21600 21600" draw:type="rectangle" draw:enhanced-path="M 0 0 L 21600 0 21600 21600 0 21600 0 0 Z N"/></draw:custom-shape><draw:custom-shape draw:style-name="gr2" svg:width="0.2606in" svg:height="0.5941in" svg:x="2.3307in" svg:y="0.3264in"><text:p/><draw:enhanced-geometry svg:viewBox="0 0 21600 21600" draw:type="rectangle" draw:enhanced-path="M 0 0 L 21600 0 21600 21600 0 21600 0 0 Z N"/></draw:custom-shape><draw:custom-shape draw:style-name="gr2" svg:width="0.2606in" svg:height="0.5941in" svg:x="2.5909in" svg:y="0.3264in"><text:p/><draw:enhanced-geometry svg:viewBox="0 0 21600 21600" draw:type="rectangle" draw:enhanced-path="M 0 0 L 21600 0 21600 21600 0 21600 0 0 Z N"/></draw:custom-shape><draw:custom-shape draw:style-name="gr2" svg:width="0.2606in" svg:height="0.5941in" svg:x="2.8516in" svg:y="0.3264in"><text:p/><draw:enhanced-geometry svg:viewBox="0 0 21600 21600" draw:type="rectangle" draw:enhanced-path="M 0 0 L 21600 0 21600 21600 0 21600 0 0 Z N"/></draw:custom-shape><draw:custom-shape draw:style-name="gr3" svg:width="0.2606in" svg:height="0.5941in" svg:x="3.1118in" svg:y="0.3264in"><text:p/><draw:enhanced-geometry svg:viewBox="0 0 21600 21600" draw:type="rectangle" draw:enhanced-path="M 0 0 L 21600 0 21600 21600 0 21600 0 0 Z N"/></draw:custom-shape><draw:custom-shape draw:style-name="gr3" svg:width="0.2606in" svg:height="0.5941in" svg:x="3.3724in" svg:y="0.3264in"><text:p/><draw:enhanced-geometry svg:viewBox="0 0 21600 21600" draw:type="rectangle" draw:enhanced-path="M 0 0 L 21600 0 21600 21600 0 21600 0 0 Z N"/></draw:custom-shape><draw:custom-shape draw:style-name="gr4" svg:width="0.2606in" svg:height="0.5941in" svg:x="3.6327in" svg:y="0.3264in"><text:p/><draw:enhanced-geometry svg:viewBox="0 0 21600 21600" draw:type="rectangle" draw:enhanced-path="M 0 0 L 21600 0 21600 21600 0 21600 0 0 Z N"/></draw:custom-shape><draw:custom-shape draw:style-name="gr4" svg:width="0.2606in" svg:height="0.5941in" svg:x="3.8929in" svg:y="0.3264in"><text:p/><draw:enhanced-geometry svg:viewBox="0 0 21600 21600" draw:type="rectangle" draw:enhanced-path="M 0 0 L 21600 0 21600 21600 0 21600 0 0 Z N"/></draw:custom-shape><draw:custom-shape draw:style-name="gr4" svg:width="0.2606in" svg:height="0.5941in" svg:x="4.1535in" svg:y="0.3264in"><text:p/><draw:enhanced-geometry svg:viewBox="0 0 21600 21600" draw:type="rectangle" draw:enhanced-path="M 0 0 L 21600 0 21600 21600 0 21600 0 0 Z N"/></draw:custom-shape><draw:custom-shape draw:style-name="gr4" svg:width="0.2606in" svg:height="0.5941in" svg:x="4.4138in" svg:y="0.3264in"><text:p/><draw:enhanced-geometry svg:viewBox="0 0 21600 21600" draw:type="rectangle" draw:enhanced-path="M 0 0 L 21600 0 21600 21600 0 21600 0 0 Z N"/></draw:custom-shape><draw:custom-shape draw:style-name="gr4" svg:width="0.2606in" svg:height="0.5941in" svg:x="4.6744in" svg:y="0.3264in"><text:p/><draw:enhanced-geometry svg:viewBox="0 0 21600 21600" draw:type="rectangle" draw:enhanced-path="M 0 0 L 21600 0 21600 21600 0 21600 0 0 Z N"/></draw:custom-shape><draw:custom-shape draw:style-name="gr4" svg:width="0.2606in" svg:height="0.5941in" svg:x="4.9346in" svg:y="0.3264in"><text:p/><draw:enhanced-geometry svg:viewBox="0 0 21600 21600" draw:type="rectangle" draw:enhanced-path="M 0 0 L 21600 0 21600 21600 0 21600 0 0 Z N"/></draw:custom-shape><draw:custom-shape draw:style-name="gr2" svg:width="0.2606in" svg:height="0.5941in" svg:x="0.5075in" svg:y="0.3264in"><text:p/><draw:enhanced-geometry svg:viewBox="0 0 21600 21600" draw:type="rectangle" draw:enhanced-path="M 0 0 L 21600 0 21600 21600 0 21600 0 0 Z N"/></draw:custom-shape><draw:custom-shape draw:style-name="gr2" svg:width="0.2606in" svg:height="0.5941in" svg:x="0.7681in" svg:y="0.3264in"><text:p/><draw:enhanced-geometry svg:viewBox="0 0 21600 21600" draw:type="rectangle" draw:enhanced-path="M 0 0 L 21600 0 21600 21600 0 21600 0 0 Z N"/></draw:custom-shape><draw:custom-shape draw:style-name="gr2" svg:width="0.2606in" svg:height="0.5941in" svg:x="1.0283in" svg:y="0.3264in"><text:p/><draw:enhanced-geometry svg:viewBox="0 0 21600 21600" draw:type="rectangle" draw:enhanced-path="M 0 0 L 21600 0 21600 21600 0 21600 0 0 Z N"/></draw:custom-shape><draw:custom-shape draw:style-name="gr4" svg:width="0.2606in" svg:height="0.5941in" svg:x="5.1953in" svg:y="0.3264in"><text:p/><draw:enhanced-geometry svg:viewBox="0 0 21600 21600" draw:type="rectangle" draw:enhanced-path="M 0 0 L 21600 0 21600 21600 0 21600 0 0 Z N"/></draw:custom-shape><draw:custom-shape draw:style-name="gr4" svg:width="0.2606in" svg:height="0.5941in" svg:x="5.4555in" svg:y="0.3264in"><text:p/><draw:enhanced-geometry svg:viewBox="0 0 21600 21600" draw:type="rectangle" draw:enhanced-path="M 0 0 L 21600 0 21600 21600 0 21600 0 0 Z N"/></draw:custom-shape><draw:frame draw:style-name="gr5" svg:width="0.365in" svg:height="0.2606in" svg:x="0.4972in" svg:y="1.0244in"><draw:text-box><text:p>0</text:p></draw:text-box></draw:frame><draw:frame draw:style-name="gr5" svg:width="0.6567in" svg:height="0.2606in" svg:x="2.9972in" svg:y="0.9827in"><draw:text-box><text:p>10</text:p></draw:text-box></draw:frame></draw:g></text:p>
      <text:p text:style-name="P43"/>
      <text:p text:style-name="P43"/>
      <text:p text:style-name="P43"/>
      <text:p text:style-name="P43"/>
      <text:p text:style-name="P43"/>
      <text:p text:style-name="P43"/>
      <text:p text:style-name="P43"/>
      <text:p text:style-name="P43"><text:span text:style-name="T23">Particularmente en nuestro caso, almacenamos una metadata al comienzo de cada libro que indica cual es la longitud del mismo hasta el proximo. De esta manera se recupera del archivo lo necesario, sin tener que recorrerlo todo. </text:span></text:p>
      <text:p text:style-name="P55"><text:span text:style-name="T24">Esta situación en el </text:span><text:span text:style-name="T25">archivo de control </text:span><text:span text:style-name="T27">se representará de la siguiente manera:</text:span></text:p>
      <text:p text:style-name="P44"/>
      <text:p text:style-name="P45"><text:s/>0 <text:s/>| <text:s/>0 <text:s/>| - | - | - | - |</text:p>
      <text:p text:style-name="P45">10 | <text:s/><text:span text:style-name="T23">6 </text:span><text:s/>| - | - | - | - |</text:p>
      <text:p text:style-name="P43"/>
      <text:p text:style-name="P43">donde el primer número equivale a la primera partición que se tiene que leer del archivo de registros variables, el segundo número al espacio libre hasta el próximo libro y las últimas cuatro a los tipos de indexación posibles (en este caso se suponen no indexados).</text:p>
      <text:p text:style-name="P43">Es decir que para el ejemplo, el libro que comienza en la partición 0, tiene de offset 0 y está todo ocupado hasta el próximo libro que comienza en 10. <text:span text:style-name="T23">Este segundo libro puede ser de un tamaño maximo de 6, ya que la metada al comienzo del mismo ocupa lugar.</text:span></text:p>
      <text:p text:style-name="P43"/>
      <text:p text:style-name="P48">Se supone ahora que se elimina el primer libro, es decir aquel que comienza en el offset 0 y se vuelve a guardar un libro nuevo en ese espacio libre.</text:p>
      <text:p text:style-name="P48">Es ahora que se abren dos posibilidades:</text:p>
      <text:p text:style-name="P48"/>
      <text:list xml:id="list85381801" text:style-name="L2">
        <text:list-item>
          <text:p text:style-name="P49"><text:span text:style-name="T29">Que el nuevo libro ocupe el </text:span><text:span text:style-name="T30">mismo</text:span><text:span text:style-name="T29"> espacio que el que estaba guardado anteriormente.</text:span></text:p>
        </text:list-item>
        <text:list-item>
          <text:p text:style-name="P49"><text:span text:style-name="T29">Que el nuevo libro ocupe </text:span><text:span text:style-name="T30">menos</text:span><text:span text:style-name="T29"> espacio que el que estaba guardado anteriormente.</text:span></text:p>
        </text:list-item>
      </text:list>
      <text:p text:style-name="P48"/>
      <text:p text:style-name="P40"><text:span text:style-name="T29">Nota: no se considera el caso en el que ocupe </text:span><text:span text:style-name="T30">mayor</text:span><text:span text:style-name="T29"> espacio porque de esa manera no se hubiera elegido el offset 0 y se lo estaría colocando más adelante en el archivo de registros variables.</text:span></text:p>
      <text:p text:style-name="P48"/>
      <text:p text:style-name="P48">Si se tiene el primer caso, se asigna idLibro = 0 y se ocupa todo el espacio disponible hasta el libro contiguo guardado que comienza en el offset 10.</text:p>
      <text:p text:style-name="P48">Si se tiene el segundo caso, la asignación sigue siendo idLibro = 0 pero para el próximo libro a ser guardado se deberá evaluar la posibilidad de ocupar el espacio que queda libre entre el ocupado por este libro y el ya existente que comienza en el offset 10.</text:p>
      <text:p text:style-name="P48"/>
      <text:p text:style-name="P55"><text:span text:style-name="T24">Esta situación en el </text:span><text:span text:style-name="T25">archivo de control </text:span><text:span text:style-name="T27">se representará de la siguiente manera:</text:span></text:p>
      <text:p text:style-name="P44"/>
      <text:p text:style-name="P46"><text:span text:style-name="T27"><text:s/>0 <text:s/>| <text:s/></text:span><text:span text:style-name="T28">6 </text:span><text:span text:style-name="T27"><text:s/>| - | - | - | - |</text:span></text:p>
      <text:p text:style-name="P46"><text:soft-page-break/><text:span text:style-name="T27">10 | <text:s/></text:span><text:span text:style-name="T28">6 </text:span><text:span text:style-name="T27"><text:s/>| - | - | - | - |</text:span></text:p>
      <text:p text:style-name="P48"/>
      <text:p text:style-name="P48">Suponemos que el nuevo libro a guardar tiene un tamaño de <text:span text:style-name="T41">4</text:span> particiones. Es decir que quedan libres <text:span text:style-name="T41">2</text:span> particiones hasta el próximo offset ocupado.</text:p>
      <text:p text:style-name="P48">Si se deseara insertar un nuevo libro, se <text:span text:style-name="T41">puden fusionar los espacios libres. De esta forma, </text:span></text:p>
      <text:p text:style-name="P48"><text:span text:style-name="T41">el primer libro arrancaria en cero y se extenderia hasta la octava particion inclusive (4 metada + 4 contenido del libreo). Luego un segundo libro podria almacenarse a partir de la octava particion. </text:span></text:p>
      <text:p text:style-name="P55"><draw:custom-shape text:anchor-type="paragraph" draw:z-index="1" draw:style-name="gr6" svg:width="0.2606in" svg:height="0.5941in" svg:x="1.289in" svg:y="0.3264in"><text:p/><draw:enhanced-geometry svg:viewBox="0 0 21600 21600" draw:type="rectangle" draw:enhanced-path="M 0 0 L 21600 0 21600 21600 0 21600 0 0 Z N"/></draw:custom-shape><draw:custom-shape text:anchor-type="paragraph" draw:z-index="2" draw:style-name="gr6" svg:width="0.2606in" svg:height="0.5941in" svg:x="1.5492in" svg:y="0.3264in"><text:p/><draw:enhanced-geometry svg:viewBox="0 0 21600 21600" draw:type="rectangle" draw:enhanced-path="M 0 0 L 21600 0 21600 21600 0 21600 0 0 Z N"/></draw:custom-shape><draw:custom-shape text:anchor-type="paragraph" draw:z-index="3" draw:style-name="gr6" svg:width="0.2606in" svg:height="0.5941in" svg:x="1.8098in" svg:y="0.3264in"><text:p/><draw:enhanced-geometry svg:viewBox="0 0 21600 21600" draw:type="rectangle" draw:enhanced-path="M 0 0 L 21600 0 21600 21600 0 21600 0 0 Z N"/></draw:custom-shape><draw:custom-shape text:anchor-type="paragraph" draw:z-index="4" draw:style-name="gr6" svg:width="0.2606in" svg:height="0.5941in" svg:x="2.0701in" svg:y="0.3264in"><text:p/><draw:enhanced-geometry svg:viewBox="0 0 21600 21600" draw:type="rectangle" draw:enhanced-path="M 0 0 L 21600 0 21600 21600 0 21600 0 0 Z N"/></draw:custom-shape><draw:custom-shape text:anchor-type="paragraph" draw:z-index="5" draw:style-name="gr6" svg:width="0.2606in" svg:height="0.5941in" svg:x="2.3307in" svg:y="0.3264in"><text:p/><draw:enhanced-geometry svg:viewBox="0 0 21600 21600" draw:type="rectangle" draw:enhanced-path="M 0 0 L 21600 0 21600 21600 0 21600 0 0 Z N"/></draw:custom-shape><draw:custom-shape text:anchor-type="paragraph" draw:z-index="6" draw:style-name="gr7" svg:width="0.2606in" svg:height="0.5941in" svg:x="2.5909in" svg:y="0.3264in"><text:p/><draw:enhanced-geometry svg:viewBox="0 0 21600 21600" draw:type="rectangle" draw:enhanced-path="M 0 0 L 21600 0 21600 21600 0 21600 0 0 Z N"/></draw:custom-shape><draw:custom-shape text:anchor-type="paragraph" draw:z-index="7" draw:style-name="gr7" svg:width="0.2606in" svg:height="0.5941in" svg:x="2.8516in" svg:y="0.3264in"><text:p/><draw:enhanced-geometry svg:viewBox="0 0 21600 21600" draw:type="rectangle" draw:enhanced-path="M 0 0 L 21600 0 21600 21600 0 21600 0 0 Z N"/></draw:custom-shape><draw:custom-shape text:anchor-type="paragraph" draw:z-index="8" draw:style-name="gr7" svg:width="0.2606in" svg:height="0.5941in" svg:x="3.1118in" svg:y="0.3264in"><text:p/><draw:enhanced-geometry svg:viewBox="0 0 21600 21600" draw:type="rectangle" draw:enhanced-path="M 0 0 L 21600 0 21600 21600 0 21600 0 0 Z N"/></draw:custom-shape><draw:custom-shape text:anchor-type="paragraph" draw:z-index="9" draw:style-name="gr7" svg:width="0.2606in" svg:height="0.5941in" svg:x="3.372in" svg:y="0.3264in"><text:p/><draw:enhanced-geometry svg:viewBox="0 0 21600 21600" draw:type="rectangle" draw:enhanced-path="M 0 0 L 21600 0 21600 21600 0 21600 0 0 Z N"/></draw:custom-shape><draw:custom-shape text:anchor-type="paragraph" draw:z-index="10" draw:style-name="gr8" svg:width="0.2606in" svg:height="0.5941in" svg:x="3.6327in" svg:y="0.3264in"><text:p/><draw:enhanced-geometry svg:viewBox="0 0 21600 21600" draw:type="rectangle" draw:enhanced-path="M 0 0 L 21600 0 21600 21600 0 21600 0 0 Z N"/></draw:custom-shape><draw:custom-shape text:anchor-type="paragraph" draw:z-index="11" draw:style-name="gr8" svg:width="0.2606in" svg:height="0.5941in" svg:x="3.8929in" svg:y="0.3264in"><text:p/><draw:enhanced-geometry svg:viewBox="0 0 21600 21600" draw:type="rectangle" draw:enhanced-path="M 0 0 L 21600 0 21600 21600 0 21600 0 0 Z N"/></draw:custom-shape><draw:custom-shape text:anchor-type="paragraph" draw:z-index="12" draw:style-name="gr8" svg:width="0.2606in" svg:height="0.5941in" svg:x="4.1535in" svg:y="0.3264in"><text:p/><draw:enhanced-geometry svg:viewBox="0 0 21600 21600" draw:type="rectangle" draw:enhanced-path="M 0 0 L 21600 0 21600 21600 0 21600 0 0 Z N"/></draw:custom-shape><draw:custom-shape text:anchor-type="paragraph" draw:z-index="13" draw:style-name="gr8" svg:width="0.2606in" svg:height="0.5941in" svg:x="4.4138in" svg:y="0.3264in"><text:p/><draw:enhanced-geometry svg:viewBox="0 0 21600 21600" draw:type="rectangle" draw:enhanced-path="M 0 0 L 21600 0 21600 21600 0 21600 0 0 Z N"/></draw:custom-shape><draw:custom-shape text:anchor-type="paragraph" draw:z-index="14" draw:style-name="gr8" svg:width="0.2606in" svg:height="0.5941in" svg:x="4.6744in" svg:y="0.3264in"><text:p/><draw:enhanced-geometry svg:viewBox="0 0 21600 21600" draw:type="rectangle" draw:enhanced-path="M 0 0 L 21600 0 21600 21600 0 21600 0 0 Z N"/></draw:custom-shape><draw:custom-shape text:anchor-type="paragraph" draw:z-index="15" draw:style-name="gr8" svg:width="0.2606in" svg:height="0.5941in" svg:x="4.9346in" svg:y="0.3264in"><text:p/><draw:enhanced-geometry svg:viewBox="0 0 21600 21600" draw:type="rectangle" draw:enhanced-path="M 0 0 L 21600 0 21600 21600 0 21600 0 0 Z N"/></draw:custom-shape><draw:custom-shape text:anchor-type="paragraph" draw:z-index="16" draw:style-name="gr6" svg:width="0.2606in" svg:height="0.5941in" svg:x="0.5075in" svg:y="0.3264in"><text:p/><draw:enhanced-geometry svg:viewBox="0 0 21600 21600" draw:type="rectangle" draw:enhanced-path="M 0 0 L 21600 0 21600 21600 0 21600 0 0 Z N"/></draw:custom-shape><draw:custom-shape text:anchor-type="paragraph" draw:z-index="17" draw:style-name="gr6" svg:width="0.2606in" svg:height="0.5941in" svg:x="0.7681in" svg:y="0.3264in"><text:p/><draw:enhanced-geometry svg:viewBox="0 0 21600 21600" draw:type="rectangle" draw:enhanced-path="M 0 0 L 21600 0 21600 21600 0 21600 0 0 Z N"/></draw:custom-shape><draw:custom-shape text:anchor-type="paragraph" draw:z-index="18" draw:style-name="gr6" svg:width="0.2606in" svg:height="0.5941in" svg:x="1.0283in" svg:y="0.3264in"><text:p/><draw:enhanced-geometry svg:viewBox="0 0 21600 21600" draw:type="rectangle" draw:enhanced-path="M 0 0 L 21600 0 21600 21600 0 21600 0 0 Z N"/></draw:custom-shape><draw:custom-shape text:anchor-type="paragraph" draw:z-index="19" draw:style-name="gr8" svg:width="0.2606in" svg:height="0.5941in" svg:x="5.1953in" svg:y="0.3264in"><text:p/><draw:enhanced-geometry svg:viewBox="0 0 21600 21600" draw:type="rectangle" draw:enhanced-path="M 0 0 L 21600 0 21600 21600 0 21600 0 0 Z N"/></draw:custom-shape><draw:custom-shape text:anchor-type="paragraph" draw:z-index="20" draw:style-name="gr8" svg:width="0.2606in" svg:height="0.5941in" svg:x="5.4555in" svg:y="0.3264in"><text:p/><draw:enhanced-geometry svg:viewBox="0 0 21600 21600" draw:type="rectangle" draw:enhanced-path="M 0 0 L 21600 0 21600 21600 0 21600 0 0 Z N"/></draw:custom-shape></text:p>
      <text:p text:style-name="P48"/>
      <text:p text:style-name="P48"/>
      <text:p text:style-name="P48"/>
      <text:p text:style-name="P48"/>
      <text:p text:style-name="P48"><draw:frame text:anchor-type="paragraph" draw:z-index="21" draw:style-name="gr9" svg:width="0.1878in" svg:height="0.1886in" svg:x="0.5075in" svg:y="0.0339in"><draw:text-box><text:p>0</text:p></draw:text-box></draw:frame><draw:frame text:anchor-type="paragraph" draw:z-index="22" draw:style-name="gr10" svg:width="0.2189in" svg:height="0.2713in" svg:x="2.5181in" svg:y="0.0126in"><draw:text-box><text:p><text:s/>8</text:p></draw:text-box></draw:frame></text:p>
      <text:p text:style-name="P48"/>
      <text:p text:style-name="P48"/>
      <text:p text:style-name="P55"><text:span text:style-name="T24">Esta situación en el </text:span><text:span text:style-name="T25">archivo de control </text:span><text:span text:style-name="T27">se representará de la siguiente manera:</text:span></text:p>
      <text:p text:style-name="P44"/>
      <text:p text:style-name="P45"><text:s/>0 <text:s/>| <text:s/>0 <text:s/>| - | - | - | - |</text:p>
      <text:p text:style-name="P46"><text:span text:style-name="T27"><text:s/></text:span><text:span text:style-name="T28">8</text:span><text:span text:style-name="T27"> <text:s/>| <text:s/></text:span><text:span text:style-name="T28">8</text:span><text:span text:style-name="T27"> <text:s/>| - | - | - | - |</text:span></text:p>
      <text:p text:style-name="P48"/>
      <text:p text:style-name="P48">Para saber si se puede utilizar ese nuevo offset disponible, se debe tener en cuenta el tamaño del nuevo libro a guardar (para el caso debe ser menor o igual a <text:span text:style-name="T41">8</text:span> particiones).</text:p>
      <text:p text:style-name="P48"/>
      <text:p text:style-name="P51">Generalizando, el offset que queda disponible para un próximo libro a guardar luego de eliminar uno existente u ocupar parcialmente un espacio, se obtiene como:</text:p>
      <text:p text:style-name="P50"><text:span text:style-name="T42"/></text:p>
      <text:p text:style-name="P52"><text:span text:style-name="T45">nuevoOffset = espacio libre viejo -</text:span></text:p>
      <text:p text:style-name="P104"><text:tab/> id libro recien asignado + meta<text:span text:style-name="T49">data</text:span> + tamanio del libro</text:p>
      <text:p text:style-name="P107"><text:span text:style-name="T43"><text:tab/> </text:span></text:p>
      <text:p text:style-name="P48"/>
      <text:p text:style-name="P54">Y el espacio libre que queda para ese nuevo offset es:</text:p>
      <text:p text:style-name="P47"><text:span text:style-name="T50"/></text:p>
      <text:p text:style-name="P53"><text:span text:style-name="T48">nuevoEspacioLibre =</text:span></text:p>
      <text:p text:style-name="P105"><text:span text:style-name="T44">espacio libre viejo - (proximo id libro + meta</text:span><text:span text:style-name="T46">data</text:span><text:span text:style-name="T47">)</text:span></text:p>
      <text:p text:style-name="P105"><text:span text:style-name="T47"/></text:p>
      <text:p text:style-name="P102"><text:span text:style-name="T2"/></text:p>
      <text:p text:style-name="P101"><text:span text:style-name="T20">Donde la metadata ocupa 4 bytes.</text:span></text:p>
      <text:p text:style-name="P100"><text:span text:style-name="T20"/></text:p>
      <text:p text:style-name="P99"><text:toc-mark-start text:id="IMark141759164" text:outline-level="1"/><text:span text:style-name="T21">FrontCoding</text:span><text:span text:style-name="T20"> (</text:span><text:span text:style-name="T21">Compresion del l</text:span><text:span text:style-name="T22">e</text:span><text:span text:style-name="T21">xico</text:span><text:span text:style-name="T20">)</text:span><text:toc-mark-end text:id="IMark141759164"/></text:p>
      <text:p text:style-name="P103"><text:span text:style-name="T21"/></text:p>
      <text:p text:style-name="P106"><text:span text:style-name="T21">El Front Coding es una tecnica utilizada para aprovechar informacion previa como base para nueva informacion que uno quiera ir almacenando.</text:span></text:p>
      <text:p text:style-name="P106"><text:span text:style-name="T21">Particularmente en este caso nos referimos a las palabras almacenadas en las hojas del arbol. Un ejemplo podria ser, almacenar dos claves tales como Sabato y Sabatella.</text:span></text:p>
      <text:p text:style-name="P106"><text:span text:style-name="T21">Haciendo un Front Coding estas quedarin como 0,6,Sabato y 5,4,ella; como se puede ofservar la segunda palabra se forma utilizando los primero 5 caracteres de la anterior <text:s/>mas los 4 caracteres restantes que esta posee.</text:span></text:p>
      <text:p text:style-name="P97"><text:toc-mark-start text:id="IMark141759164" text:outline-level="1"/>H<text:span text:style-name="T51">ash</text:span> E<text:span text:style-name="T51">xpansible</text:span> <text:span text:style-name="T51">en</text:span> <text:span text:style-name="T51">disco</text:span><text:toc-mark-end text:id="IMark141759164"/></text:p>
      <text:p text:style-name="P16"/>
      <text:p text:style-name="P17">PARTICULARIDADES DE IMPLEMENTACIÓN</text:p>
      <text:p text:style-name="P16"/>
      <text:p text:style-name="P19"><text:toc-mark-start text:id="IMark141759164" text:outline-level="2"/>TABLA DE DIRECCIONES<text:toc-mark-end text:id="IMark141759164"/></text:p>
      <text:p text:style-name="P19"/>
      <text:p text:style-name="P2"><text:span text:style-name="T3"><text:tab/>Nuestro Hash Extensible en Disco se compone de una TABLA de direcciones, que está implementada sobre un archivo </text:span><text:span text:style-name="T5">de registros fijos </text:span><text:span text:style-name="T3">en disco. La TABLA se compone de BLOQUES. </text:span></text:p>
      <text:p text:style-name="P19"/>
      <text:p text:style-name="P19"><text:tab/>Al recibirse una clave o palabra para almacenar, ésta se convierte a un valor numérico por medio de la FUNCIÓN DE HASH. Luego, a ese valor numérico se le aplica el operador de resto, mod, o '%' en C++, que nos devuelve el número de BLOQUE al que debe dirigirse el ELEMENTO que se inserta.</text:p>
      <text:p text:style-name="P19"/>
      <text:p text:style-name="P2"><text:toc-mark-start text:id="IMark141759164" text:outline-level="2"/><text:span text:style-name="T3">BLOQUE</text:span><text:toc-mark-end text:id="IMark141759164"/><text:span text:style-name="T3"> </text:span><text:span text:style-name="T6">(clase DatoTablaHash*)</text:span></text:p>
      <text:p text:style-name="P19"/>
      <text:p text:style-name="P19"><text:tab/>El bloque es la unidad de almacenamiento de la tabla de hash. Nuestor bloque está compuesto por solamente dos campos: OFFSETCUBETA y CANTIDADDEELEMENTOS. El primer valor, el más importante, guarda el offset en el archivo de datos a la CUBETA que contiene los datos del BLOQUE en cuestión.</text:p>
      <text:p text:style-name="P19"/>
      <text:p text:style-name="P21"><text:toc-mark-start text:id="IMark141759164" text:outline-level="2"/>ARCHIVO DE DATOS<text:toc-mark-end text:id="IMark141759164"/></text:p>
      <text:p text:style-name="P21"/>
      <text:p text:style-name="P22"><text:tab/>Los datos se guardan efectivamente en un archivo de registros fijos. A cada registro se lo denomina CUBETA. </text:p>
      <text:p text:style-name="P22"/>
      <text:p text:style-name="P3"><text:toc-mark-start text:id="IMark141759164" text:outline-level="2"/><text:span text:style-name="T5">CUBETA</text:span><text:toc-mark-end text:id="IMark141759164"/><text:span text:style-name="T5"> </text:span><text:span text:style-name="T6">(clase DatoCubetaHash*)</text:span></text:p>
      <text:p text:style-name="P23"/>
      <text:p text:style-name="P4"><text:span text:style-name="T5"><text:tab/></text:span><text:span text:style-name="T4">Cada CUBETA tiene escrita en su inicio metadata útil para su administración. Esta metadata consta de </text:span><text:span text:style-name="T5">un número que indica los bytes libres para escribir datos en la cubeta (unsigned int bytesLibres), luego hay otro entero que indica el OFFSET A CUBETA DE EXTENSIÓN (uint32_t offsetProximaCubeta) y otro entero que indica la CANTIDAD DE ELEMENTOS (unsigned int cantElementos). La Clase </text:span><text:span text:style-name="T6">provee servicios de hidratación, serialización y para la inserción y eliminación de ELEMENTOS.</text:span></text:p>
      <text:p text:style-name="P24"/>
      <text:p text:style-name="P26"><text:toc-mark-start text:id="IMark141759164" text:outline-level="2"/>EXTENSIÓN DE CUBETAS<text:toc-mark-end text:id="IMark141759164"/></text:p>
      <text:p text:style-name="P26"/>
      <text:p text:style-name="P26"><text:tab/>Cuando nos quedamos sin espacio en una cubeta y se da el caso de que la función de Hash nos tira muchos elementos en la misma cubeta, y el crecimiento de la tabla no puede arreglar con practicidad el problema, se recurrió a extender la cubeta, seteando el campo OFFSET A CUBETA DE EXTENSION con un offset igual al de la nueva cubeta que se crea al final del archivo de cubetas para contener el elemen to que no cupo en la cubeta original. Se forma así una SUCESIÓN DE CUBETAS ENCADENADAS para un único BLOQUE o DIRECCIÓN de la TABLA.</text:p>
      <text:p text:style-name="P19"/>
      <text:p text:style-name="P19"><text:toc-mark-start text:id="IMark141759164" text:outline-level="2"/>ELEMENTO<text:toc-mark-end text:id="IMark141759164"/> (clase ElementoHash)</text:p>
      <text:p text:style-name="P20"><text:tab/></text:p>
      <text:p text:style-name="P6"><text:span text:style-name="T3"><text:tab/>Est</text:span><text:span text:style-name="T6">a clase es el dato unitario que se le ingresa y se le solicita al índice. <text:s/>Esta clase provee servicios de hidratación y serialización. En disco se escriben con metadata, que consta de un entero para indicar el TAMAÑO del elemento en disco (unsigned int tamanioEnDisco) y de otro entero que indica el OFFSET DE LIBRO, que contiene el offset al libro al que corresponde la palabra. </text:span><text:span text:style-name="T6">Luego una cantidad de caracteres igual a TAMAÑO – 8 (8 = 2x4 bytes de metadata) para almacenar la palabra.</text:span></text:p>
      <text:p text:style-name="P25"><text:soft-page-break/></text:p>
      <text:p text:style-name="P25"><text:toc-mark-start text:id="IMark141759164" text:outline-level="2"/>HASH EXTENSIBLE<text:toc-mark-end text:id="IMark141759164"/></text:p>
      <text:p text:style-name="P24"/>
      <text:p text:style-name="P24">Formatos de METADATA de estructuras en disco: &lt;(tipo de dato) campo: x&gt; ocupa x bytes.</text:p>
      <text:p text:style-name="P24"/>
      <text:p text:style-name="P24">DatoTablaHash:</text:p>
      <text:p text:style-name="P39"><text:tab/>&lt;(uint32_t)offsetCubeta: 4&gt;&lt;(unsigned int)cantidadElementos: 4&gt;</text:p>
      <text:p text:style-name="P39"/>
      <text:p text:style-name="P24">DatoCubetaHash:</text:p>
      <text:p text:style-name="P4"><text:span text:style-name="T6"><text:tab/></text:span><text:span text:style-name="T1">&lt;(unsigned int)bytesLibres: 4&gt;&lt;(uint32_toffsetProxCubeta: 4&gt;&lt;(unsigned int)cantElementos: 4&gt;&lt;...</text:span></text:p>
      <text:p text:style-name="P39"/>
      <text:p text:style-name="P36">ElementoHash:</text:p>
      <text:p text:style-name="P41"><text:tab/>&lt;(unsigned int)tamanioBytes:4&gt;&lt;(uint32_t)offsetALibro: 4&gt;&lt;('cadena')palabra: X&gt;</text:p>
      <text:p text:style-name="P24"/>
      <text:p text:style-name="P26">Se puede interpretar el contenido de los archivos de BLOQUES (archivoTabla) y de CUBETAS (archivoCubetas) viendo la información con este formato. Se verifica que en efecto las palabras se guardan en cubetas y que son direccionadas por sus respectivos bloques en la tabla, y eventualmente que las cubetas se enlazan para extenderse.</text:p>
      <text:p text:style-name="P26"/>
      <text:p text:style-name="P27"><text:toc-mark-start text:id="IMark141759164" text:outline-level="2"/>EJEMPLOS<text:toc-mark-end text:id="IMark141759164"/></text:p>
      <text:p text:style-name="P26"/>
      <text:p text:style-name="P27">CUBETAS...</text:p>
      <text:p text:style-name="P26">Así, en disco, en la posición de inicio de una cubeta (offset) en el archivo de cubetas, la siguiente información...</text:p>
      <text:p text:style-name="P26"/>
      <text:p text:style-name="P26"><text:tab/>(1000)(0)(1)(12)(5900)('hola')....</text:p>
      <text:p text:style-name="P26"/>
      <text:p text:style-name="P5"><text:span text:style-name="T7"><text:tab/>...significa que la cubeta actual tiene 1000 bytes libres para ingresar elementos, su offset de cubeta de extensión es CERO, lo cual nos INDICA QUE NO TIENE CUBETA DE EXTENSIÓN (la cubeta con offset cero es inicializada desde la creación del hash y nunca se elimina, nunca va a ser extensión de otra), y que esta cubeta tiene 1 (UN) elemento ingresado. Luego el entero (siempre de a 4 bytes) el 12 ya es parte de la metadata del elemento, y significa que este elemento ocupa 12 bytes en disco en total, </text:span><text:span text:style-name="T8">5900 es el offset al libro al que corresponde la palaba del elemento, y la palabra es 'hola'.</text:span></text:p>
      <text:p text:style-name="P28"/>
      <text:p text:style-name="P27">BLOQUES</text:p>
      <text:p text:style-name="P27">En el archivo de bloques, suponiendo una tabla con dos entradas (por ejemplo, hash recién creado y vacío) al que se ingresó un elemento...</text:p>
      <text:p text:style-name="P27"/>
      <text:p text:style-name="P27"><text:tab/>(0)(1)(1024)(0)</text:p>
      <text:p text:style-name="P27"/>
      <text:p text:style-name="P27"><text:tab/>...indica que la cubeta del bloque '0' es 0, y tiene 1 elemento, que el offset de la cubeta del bloque '1' es 1024 (en un archivo de constantes se define TAMANIOCUBETA = 1024) y que no tiene ningún elemento. Siempre se toman los 'bloques' de a 8 bytes, y son 4 por cada entero.</text:p>
      <text:p text:style-name="P27"/>
      <text:p text:style-name="P29">Se recomienda para poder ver el contenido de los archivos usar el programa Ghex2.</text:p>
      <text:p text:style-name="P29"/>
      <text:p text:style-name="P30">Ver anexo: Diagrama de Clases de Hash Extensible.</text:p>
      <text:p text:style-name="P30"/>
      <text:p text:style-name="P30"/>
      <text:p text:style-name="P30"/>
      <text:p text:style-name="P30"/>
      <text:p text:style-name="P31"><text:toc-mark-start text:id="IMark141759164" text:outline-level="2"/>HASH EXPANSIBLE: REPORTE DE BUG<text:toc-mark-end text:id="IMark141759164"/></text:p>
      <text:p text:style-name="P31"><text:soft-page-break/></text:p>
      <text:p text:style-name="P31"><text:tab/>El hash expansible parece tener problemas con el crecimiento de la estructura. No hay errores en la lóogica del manejo de la información, y los datos son siempre consistentes en la estructura, es por eso que siempre se puede leer un dato, escribirlo o consultarlo. El problema del crecimiento se refleja mucho en el tiempo que toma indexar las palabras de un libro, y en el tamaño que terminan teniendo, tanto el archivo de bloques como el de cubetas.</text:p>
      <text:p text:style-name="P31"/>
      <text:p text:style-name="P32"><text:tab/>El problema parecería estar en la política de resolución de rebalses de cubeta. Habría que buscar un equilibrio sano entre tamaño de cubetas, expansión de cubetas de un mismo bloque (enlace) y crecimiento de la tabla en “altura” (es decir, incremento por dos de la cantidad de direcciones). Siempre que la tabla crece, la cantidad de direcciones se duplica.</text:p>
      <text:p text:style-name="P32"><text:span text:style-name="T53"/></text:p>
      <text:p text:style-name="P94"><text:toc-mark-start text:id="IMark141759164" text:outline-level="1"/><text:span text:style-name="T55">Estructuras de Parseo</text:span><text:toc-mark-end text:id="IMark141759164"/></text:p>
      <text:p text:style-name="P14"/>
      <text:p text:style-name="P18">PARTICULARIDADES DE IMPLEMENTACIÓN</text:p>
      <text:p text:style-name="P18"/>
      <text:p text:style-name="P7"><text:span text:style-name="T9"><text:tab/>Se creó una clase padre ParserDeAtributo, que provee la interfaz para parsear un libro al indexador. De esta clase heredan ParserDePalabras, ParserDeAutor, ParserDe</text:span><text:span text:style-name="T10">Titulo y ParserDeEditorial, que cumplen el propósito de parsear su correspondiente atributo al libro, a pedido del indexador, que responde a los comandos de consola del usuario.</text:span></text:p>
      <text:p text:style-name="P33"/>
      <text:p text:style-name="P33"><text:tab/>Cada parser procesa el libro que le llega por parámetro en el método <text:s/>'parsear', heredado de ParserDeAtributo y carga en una estructura de la clase Libro solamente el atributo que parseo. Este objeto Libro se usa como ODT (Object Data Transfer) y no tiene otro fin. Luego desde la aplicación se extrae el dato necesario del Libro y se genera el índice correspondiente.</text:p>
      <text:p text:style-name="P33"/>
      <text:p text:style-name="P34"><text:toc-mark-start text:id="IMark141759164" text:outline-level="2"/>FORMATO DE ARCHIVO DE STOPWORDS<text:toc-mark-end text:id="IMark141759164"/></text:p>
      <text:p text:style-name="P34"/>
      <text:p text:style-name="P34"><text:tab/>El archivo que contiene las stopwords que debe ignorar el parser de palabras tiene el siguiente formato por cada línea: </text:p>
      <text:p text:style-name="P34"><text:tab/><text:tab/><text:tab/><text:tab/><text:tab/>&lt;stopword&gt;\n</text:p>
      <text:p text:style-name="P34"><text:tab/>Es decir, debe haber un fin de línea tras cada stopword, sin espacios en blanco, y una stopword por línea.</text:p>
      <text:p text:style-name="P34"/>
      <text:p text:style-name="P35"><text:toc-mark-start text:id="IMark141759164" text:outline-level="2"/>NORMALIZACIÓN DE PALABRAS<text:toc-mark-end text:id="IMark141759164"/></text:p>
      <text:p text:style-name="P35"/>
      <text:p text:style-name="P8"><text:span text:style-name="T15"><text:tab/>Se declara un tipo de dato string de la librería QT4 y se normaliza el mismo a través del método normalized(). En un principio </text:span><text:span text:style-name="T16">se había implementado una normalización sin uso de librerías externas, pero debido a una malinterpretación de algunos requisitos, puntualmente de poner en NULL caracteres no </text:span><text:span text:style-name="T17">interpretables</text:span><text:span text:style-name="T16"> y de aproximar al carácter más cercano </text:span><text:span text:style-name="T17">en código todo tipo de caracteres interpretables, como por ejemplo, </text:span><text:span text:style-name="T18">de </text:span><text:span text:style-name="T12">ï</text:span><text:span text:style-name="T13"> a i, y por haber concebido el proyecyo desde el inicio para utilizar esta librería, se decidió hacer uso de esta herramienta para resolver este problema.</text:span></text:p>
      <text:p text:style-name="P42"/>
      <text:p text:style-name="P42"/>
      <text:p text:style-name="P98"><text:toc-mark-start text:id="IMark141759164" text:outline-level="1"/><text:span text:style-name="T58">Casos de Prueba</text:span><text:toc-mark-end text:id="IMark141759164"/></text:p>
      <text:p text:style-name="P56"><text:span text:style-name="T58"/></text:p>
      <text:list xml:id="list1751642694" text:style-name="L5">
        <text:list-item>
          <text:p text:style-name="P72"><text:toc-mark-start text:id="IMark141759164" text:outline-level="2"/><text:span text:style-name="T58">Instrucción – Tomar Texto</text:span><text:toc-mark-end text:id="IMark141759164"/></text:p>
        </text:list-item>
      </text:list>
      <text:p text:style-name="P56"/>
      <text:list xml:id="list714144717" text:style-name="L3">
        <text:list-item>
          <text:p text:style-name="P57"><text:span text:style-name="T58">Se ingresa el comando </text:span><text:span text:style-name="T31">./TPDatos -i doc/prueba.txt</text:span></text:p>
        </text:list-item>
        <text:list-item>
          <text:p text:style-name="P57"><text:span text:style-name="T58">Se obtiene la instruccion ingresada como parametro</text:span></text:p>
        </text:list-item>
        <text:list-item>
          <text:p text:style-name="P57"><text:span text:style-name="T58">Se creo el archivo de registros variables.</text:span></text:p>
        </text:list-item>
        <text:list-item>
          <text:p text:style-name="P57"><text:span text:style-name="T58">Si el archivo no existe, se crea un archivo nuevo.</text:span></text:p>
        </text:list-item>
        <text:list-item>
          <text:p text:style-name="P57"><text:span text:style-name="T58">Se cargan los libros.</text:span></text:p>
        </text:list-item>
        <text:list-item>
          <text:p text:style-name="P57"><text:span text:style-name="T58">Se toma el archivo correspondiente.</text:span></text:p>
        </text:list-item>
        <text:list-item>
          <text:p text:style-name="P57"><text:span text:style-name="T58">Se cierra el archivo de control.</text:span></text:p>
        </text:list-item>
      </text:list>
      <text:p text:style-name="P56"><text:span text:style-name="T58"/></text:p>
      <text:p text:style-name="P61"><text:span text:style-name="T75">Se puede verificar que en el archivo de control, hay un nuevo ingreso del tipo “</text:span><text:span text:style-name="T80">0 | <text:s/></text:span><text:span text:style-name="T81">0</text:span><text:span text:style-name="T82"> </text:span><text:span text:style-name="T80"><text:s/>| - | - | - | - |”</text:span><text:span text:style-name="T76"> </text:span><text:span text:style-name="T77">por ejemplo.</text:span></text:p>
      <text:p text:style-name="P56"><text:span text:style-name="T58"/></text:p>
      <text:p text:style-name="P56"><text:span text:style-name="T58"/></text:p>
      <text:list xml:id="list581361919" text:style-name="L4">
        <text:list-item>
          <text:p text:style-name="P73"><text:toc-mark-start text:id="IMark141759164" text:outline-level="2"/><text:span text:style-name="T58">Instrucción – Procesar Editorial</text:span><text:toc-mark-end text:id="IMark141759164"/></text:p>
        </text:list-item>
      </text:list>
      <text:p text:style-name="P56"><text:span text:style-name="T58"/></text:p>
      <text:list xml:id="list1650370611" text:continue-list="list714144717" text:style-name="L3">
        <text:list-item>
          <text:p text:style-name="P58"><text:span text:style-name="T58">Se ingresa el comando </text:span><text:span text:style-name="T31">./TPDatos -</text:span><text:span text:style-name="T32">e</text:span></text:p>
        </text:list-item>
        <text:list-item>
          <text:p text:style-name="P58"><text:span text:style-name="T58">Se obtiene la instruccion ingresada como parametro</text:span></text:p>
        </text:list-item>
        <text:list-item>
          <text:p text:style-name="P58"><text:span text:style-name="T58">Se abre el archivo de registros variables.</text:span></text:p>
        </text:list-item>
        <text:list-item>
          <text:p text:style-name="P58"><text:span text:style-name="T58">Se abre el archivo de control.</text:span></text:p>
        </text:list-item>
        <text:list-item>
          <text:p text:style-name="P58"><text:span text:style-name="T58">Se cargan los libros.</text:span></text:p>
        </text:list-item>
        <text:list-item>
          <text:p text:style-name="P58"><text:span text:style-name="T87">S</text:span><text:span text:style-name="T58">e crea el archivo del arbol</text:span></text:p>
        </text:list-item>
        <text:list-item>
          <text:p text:style-name="P58"><text:span text:style-name="T58">Se comienza a leer el archivo de control </text:span><text:span text:style-name="T87">para obtener las referencias a los libros guardados.</text:span></text:p>
        </text:list-item>
        <text:list-item>
          <text:p text:style-name="P58"><text:span text:style-name="T58">Se crea una copia del dato de control libro.</text:span></text:p>
        </text:list-item>
        <text:list-item>
          <text:p text:style-name="P58"><text:span text:style-name="T58">Se </text:span><text:span text:style-name="T87">comienzan a </text:span><text:span text:style-name="T58">recupera</text:span><text:span text:style-name="T87">r</text:span><text:span text:style-name="T58"> l</text:span><text:span text:style-name="T87">os</text:span><text:span text:style-name="T58"> libro</text:span><text:span text:style-name="T87">s y se los indexa según el tipo de indice ingresado, en este caso con la letra E</text:span><text:span text:style-name="T58">.</text:span></text:p>
        </text:list-item>
        <text:list-item>
          <text:p text:style-name="P58"><text:span text:style-name="T58">Se registra</text:span><text:span text:style-name="T87">n</text:span><text:span text:style-name="T58"> </text:span><text:span text:style-name="T87">las</text:span><text:span text:style-name="T58"> nueva</text:span><text:span text:style-name="T87">s</text:span><text:span text:style-name="T58"> indexacion</text:span><text:span text:style-name="T87">es en el archivo de control.</text:span></text:p>
        </text:list-item>
        <text:list-item>
          <text:p text:style-name="P58"><text:span text:style-name="T58">Se cierra el archivo de control.</text:span></text:p>
        </text:list-item>
        <text:list-item>
          <text:p text:style-name="P58"><text:span text:style-name="T58">Se elimina el Arbol </text:span><text:span text:style-name="T87">para liberar recursos.</text:span></text:p>
        </text:list-item>
      </text:list>
      <text:p text:style-name="P62"><text:span text:style-name="T87"/></text:p>
      <text:p text:style-name="P62"><text:span text:style-name="T75">Se puede verificar que en el archivo de control hay un nuevo ingreso del tipo “</text:span><text:span text:style-name="T80">0 | <text:s/></text:span><text:span text:style-name="T81">0</text:span><text:span text:style-name="T82"> </text:span><text:span text:style-name="T80"><text:s/>| </text:span><text:span text:style-name="T83">E </text:span><text:span text:style-name="T80">| - | - | - |”</text:span><text:span text:style-name="T76"> </text:span><text:span text:style-name="T77">. </text:span><text:span text:style-name="T78"><text:s/>Se <text:s/>actualiza tambien el archivo correspondiente a este tipo de indice.</text:span></text:p>
      <text:p text:style-name="P56"><text:span text:style-name="T58"/></text:p>
      <text:list xml:id="list1848947821" text:continue-list="list581361919" text:style-name="L4">
        <text:list-item>
          <text:p text:style-name="P77"><text:toc-mark-start text:id="IMark141759164" text:outline-level="2"/><text:span text:style-name="T58">Instrucción – Procesar Autor</text:span><text:toc-mark-end text:id="IMark141759164"/></text:p>
        </text:list-item>
      </text:list>
      <text:p text:style-name="P63"><text:span text:style-name="T58"/></text:p>
      <text:list xml:id="list666911206" text:continue-list="list1650370611" text:style-name="L3">
        <text:list-item>
          <text:p text:style-name="P60"><text:span text:style-name="T58">Se ingresa el comando </text:span><text:span text:style-name="T31">./TPDatos -</text:span><text:span text:style-name="T33">a</text:span></text:p>
        </text:list-item>
        <text:list-item>
          <text:p text:style-name="P60"><text:span text:style-name="T58">Se obtiene la instruccion ingresada como parametro</text:span></text:p>
        </text:list-item>
        <text:list-item>
          <text:p text:style-name="P60"><text:span text:style-name="T58">Se abre el archivo de registros variables.</text:span></text:p>
        </text:list-item>
        <text:list-item>
          <text:p text:style-name="P60"><text:span text:style-name="T58">Se abre el archivo de control.</text:span></text:p>
        </text:list-item>
        <text:list-item>
          <text:p text:style-name="P60"><text:span text:style-name="T58">Se cargan los libros.</text:span></text:p>
        </text:list-item>
        <text:list-item>
          <text:p text:style-name="P60"><text:span text:style-name="T87">S</text:span><text:span text:style-name="T58">e crea el archivo del arbol</text:span></text:p>
        </text:list-item>
        <text:list-item>
          <text:p text:style-name="P60"><text:span text:style-name="T58">Se comienza a leer el archivo de control </text:span><text:span text:style-name="T87">para obtener las referencias a los libros guardados.</text:span></text:p>
        </text:list-item>
        <text:list-item>
          <text:p text:style-name="P60"><text:span text:style-name="T58">Se crea una copia del dato de control libro.</text:span></text:p>
        </text:list-item>
        <text:list-item>
          <text:p text:style-name="P60"><text:span text:style-name="T58">Se </text:span><text:span text:style-name="T87">comienzan a </text:span><text:span text:style-name="T58">recupera</text:span><text:span text:style-name="T87">r</text:span><text:span text:style-name="T58"> l</text:span><text:span text:style-name="T87">os</text:span><text:span text:style-name="T58"> libro</text:span><text:span text:style-name="T87">s y se los indexa según el tipo de indice ingresado, en este caso con la letra </text:span><text:span text:style-name="T88">A</text:span><text:span text:style-name="T58">.</text:span></text:p>
        </text:list-item>
        <text:list-item>
          <text:p text:style-name="P60"><text:span text:style-name="T58">Se registra</text:span><text:span text:style-name="T87">n</text:span><text:span text:style-name="T58"> </text:span><text:span text:style-name="T87">las</text:span><text:span text:style-name="T58"> nueva</text:span><text:span text:style-name="T87">s</text:span><text:span text:style-name="T58"> indexacion</text:span><text:span text:style-name="T87">es en el archivo de control.</text:span></text:p>
        </text:list-item>
        <text:list-item>
          <text:p text:style-name="P60"><text:span text:style-name="T58">Se cierra el archivo de control.</text:span></text:p>
        </text:list-item>
        <text:list-item>
          <text:p text:style-name="P60"><text:span text:style-name="T58">Se elimina el Arbol </text:span><text:span text:style-name="T87">para liberar recursos.</text:span></text:p>
        </text:list-item>
      </text:list>
      <text:p text:style-name="P63"><text:soft-page-break/><text:span text:style-name="T87"/></text:p>
      <text:p text:style-name="P64"><text:span text:style-name="T75">Se puede verificar que en el archivo de control, hay un nuevo ingreso del tipo “</text:span><text:span text:style-name="T80">0 | <text:s/></text:span><text:span text:style-name="T81">0</text:span><text:span text:style-name="T82"> </text:span><text:span text:style-name="T80"><text:s/>| </text:span><text:span text:style-name="T85">A</text:span><text:span text:style-name="T83"> </text:span><text:span text:style-name="T80">| - | - | - |”</text:span><text:span text:style-name="T76"> </text:span><text:span text:style-name="T77">. </text:span><text:span text:style-name="T78">Se <text:s/>actualiza tambien el archivo correspondiente a este tipo de indice.</text:span></text:p>
      <text:p text:style-name="P63"><text:span text:style-name="T58"/></text:p>
      <text:p text:style-name="P56"><text:span text:style-name="T58"/></text:p>
      <text:list xml:id="list941201370" text:continue-list="list1848947821" text:style-name="L4">
        <text:list-item>
          <text:p text:style-name="P73"><text:toc-mark-start text:id="IMark141759164" text:outline-level="2"/><text:span text:style-name="T58">Instrucción – Procesar Titulo</text:span><text:toc-mark-end text:id="IMark141759164"/></text:p>
        </text:list-item>
      </text:list>
      <text:p text:style-name="P71"><text:span text:style-name="T58"/></text:p>
      <text:list xml:id="list1088044465" text:continue-list="list666911206" text:style-name="L3">
        <text:list-item>
          <text:p text:style-name="P59"><text:span text:style-name="T60">Se ingresa el comando </text:span><text:span text:style-name="T35">./TPDatos -</text:span><text:span text:style-name="T34">t</text:span></text:p>
        </text:list-item>
        <text:list-item>
          <text:p text:style-name="P59"><text:span text:style-name="T58">Se obtiene la instruccion ingresada como parametro</text:span></text:p>
        </text:list-item>
        <text:list-item>
          <text:p text:style-name="P59"><text:span text:style-name="T58">Se abre el archivo de registros variables.</text:span></text:p>
        </text:list-item>
        <text:list-item>
          <text:p text:style-name="P59"><text:span text:style-name="T58">Se abre el archivo de control.</text:span></text:p>
        </text:list-item>
        <text:list-item>
          <text:p text:style-name="P59"><text:span text:style-name="T58">Se cargan los libros.</text:span></text:p>
        </text:list-item>
        <text:list-item>
          <text:p text:style-name="P80"><text:span text:style-name="T62">Se comienza a leer el archivo de control para obtener las referencias a los libros guardados.</text:span></text:p>
        </text:list-item>
        <text:list-item>
          <text:p text:style-name="P80"><text:span text:style-name="T64">Se registra</text:span><text:span text:style-name="T65">n</text:span><text:span text:style-name="T64"> </text:span><text:span text:style-name="T65">las</text:span><text:span text:style-name="T64"> nueva</text:span><text:span text:style-name="T65">s</text:span><text:span text:style-name="T64"> indexacion</text:span><text:span text:style-name="T65">es en el archivo de control.</text:span></text:p>
        </text:list-item>
        <text:list-item>
          <text:p text:style-name="P80"><text:span text:style-name="T62">Se cierra el archivo de control.</text:span></text:p>
        </text:list-item>
        <text:list-item>
          <text:p text:style-name="P80"><text:span text:style-name="T62">Se elimina el Hash</text:span></text:p>
        </text:list-item>
      </text:list>
      <text:p text:style-name="P82"><text:span text:style-name="T62"/></text:p>
      <text:p text:style-name="P64"><text:span text:style-name="T75">Se puede verificar que en el archivo de control </text:span><text:span text:style-name="T91">hay </text:span><text:span text:style-name="T75">ingreso</text:span><text:span text:style-name="T91">s</text:span><text:span text:style-name="T75"> </text:span><text:span text:style-name="T91">s</text:span><text:span text:style-name="T75">del tipo “</text:span><text:span text:style-name="T80">0 | <text:s/></text:span><text:span text:style-name="T81">0</text:span><text:span text:style-name="T82"> </text:span><text:span text:style-name="T80"><text:s/>| </text:span><text:span text:style-name="T84">T</text:span><text:span text:style-name="T83"> </text:span><text:span text:style-name="T80">| - | - | - |”</text:span><text:span text:style-name="T76"> </text:span><text:span text:style-name="T77">. </text:span><text:span text:style-name="T78">Se <text:s/>actualiza tambien el archivo correspondiente a este tipo de indice.</text:span></text:p>
      <text:p text:style-name="P56"><text:span text:style-name="T58"/></text:p>
      <text:list xml:id="list1496379416" text:continue-list="list941201370" text:style-name="L4">
        <text:list-item>
          <text:p text:style-name="P87"><text:toc-mark-start text:id="IMark141759164" text:outline-level="2"/><text:span text:style-name="T62">Instrucción – Procesar Palabras</text:span><text:toc-mark-end text:id="IMark141759164"/></text:p>
        </text:list-item>
      </text:list>
      <text:p text:style-name="P71"><text:span text:style-name="T58"/></text:p>
      <text:list xml:id="list1229372813" text:continue-list="list1088044465" text:style-name="L3">
        <text:list-item>
          <text:p text:style-name="P60"><text:span text:style-name="T60">Se ingresa el comando </text:span><text:span text:style-name="T35">./TPDatos -</text:span><text:span text:style-name="T36">p</text:span></text:p>
        </text:list-item>
        <text:list-item>
          <text:p text:style-name="P60"><text:span text:style-name="T58">Se obtiene la instruccion ingresada como parametro</text:span></text:p>
        </text:list-item>
        <text:list-item>
          <text:p text:style-name="P60"><text:span text:style-name="T58">Se abre el archivo de registros variables.</text:span></text:p>
        </text:list-item>
        <text:list-item>
          <text:p text:style-name="P60"><text:span text:style-name="T58">Se abre el archivo de control.</text:span></text:p>
        </text:list-item>
        <text:list-item>
          <text:p text:style-name="P60"><text:span text:style-name="T58">Se cargan los libros.</text:span></text:p>
        </text:list-item>
        <text:list-item>
          <text:p text:style-name="P81"><text:span text:style-name="T62">Se comienza a leer el archivo de control para obtener las referencias a los libros guardados.</text:span></text:p>
        </text:list-item>
        <text:list-item>
          <text:p text:style-name="P81"><text:span text:style-name="T64">Se registra</text:span><text:span text:style-name="T65">n</text:span><text:span text:style-name="T64"> </text:span><text:span text:style-name="T65">las</text:span><text:span text:style-name="T64"> nueva</text:span><text:span text:style-name="T65">s</text:span><text:span text:style-name="T64"> indexacion</text:span><text:span text:style-name="T65">es en el archivo de control.</text:span></text:p>
        </text:list-item>
        <text:list-item>
          <text:p text:style-name="P81"><text:span text:style-name="T62">Se cierra el archivo de control.</text:span></text:p>
        </text:list-item>
        <text:list-item>
          <text:p text:style-name="P81"><text:span text:style-name="T62">Se elimina el Hash</text:span></text:p>
        </text:list-item>
      </text:list>
      <text:p text:style-name="P83"><text:span text:style-name="T62"/></text:p>
      <text:p text:style-name="P64"><text:span text:style-name="T75">Se puede verificar que en el archivo de control, hay un nuevo ingreso del tipo “</text:span><text:span text:style-name="T80">0 | <text:s/></text:span><text:span text:style-name="T81">0</text:span><text:span text:style-name="T82"> </text:span><text:span text:style-name="T80"><text:s/>| </text:span><text:span text:style-name="T85">P</text:span><text:span text:style-name="T83"> </text:span><text:span text:style-name="T80">| - | - | - |”</text:span><text:span text:style-name="T76"> </text:span><text:span text:style-name="T77">. </text:span><text:span text:style-name="T78">Se <text:s/>actualiza tambien el archivo correspondiente a este tipo de indice.</text:span></text:p>
      <text:p text:style-name="P63"><text:span text:style-name="T58"/></text:p>
      <text:p text:style-name="P56"><text:span text:style-name="T58"/></text:p>
      <text:list xml:id="list467392180" text:continue-list="list1496379416" text:style-name="L4">
        <text:list-item>
          <text:p text:style-name="P73"><text:toc-mark-start text:id="IMark141759164" text:outline-level="2"/><text:span text:style-name="T75">I</text:span><text:span text:style-name="T58">nstrucción – </text:span><text:span text:style-name="T75">Listar Archivos Tomados</text:span><text:toc-mark-end text:id="IMark141759164"/></text:p>
        </text:list-item>
      </text:list>
      <text:p text:style-name="P56"><text:span text:style-name="T75"/></text:p>
      <text:list xml:id="list1765789221" text:style-name="L6">
        <text:list-item>
          <text:p text:style-name="P65"><text:span text:style-name="T60">Se ingresa el comando </text:span><text:span text:style-name="T35">./TPDatos -</text:span><text:span text:style-name="T37">l</text:span></text:p>
        </text:list-item>
        <text:list-item>
          <text:p text:style-name="P65"><text:span text:style-name="T58">Se obtiene la instruccion ingresada como parametro</text:span></text:p>
        </text:list-item>
        <text:list-item>
          <text:p text:style-name="P65"><text:span text:style-name="T58">Se abre el archivo de registros variables.</text:span></text:p>
        </text:list-item>
        <text:list-item>
          <text:p text:style-name="P65"><text:span text:style-name="T58">Se abre el archivo de control.</text:span></text:p>
        </text:list-item>
        <text:list-item>
          <text:p text:style-name="P65"><text:span text:style-name="T58">Se cargan los libros.</text:span></text:p>
        </text:list-item>
        <text:list-item>
          <text:p text:style-name="P65">Se comienza a leer el archivo de control para obtener las referencias a los libros guardados.</text:p>
        </text:list-item>
        <text:list-item>
          <text:p text:style-name="P65"><text:span text:style-name="T89">A medida que se procesan las palabras</text:span><text:span text:style-name="T75"> </text:span><text:span text:style-name="T89">se</text:span><text:span text:style-name="T75"> lee el archivo de stopwords </text:span><text:span text:style-name="T89">para poder excluirlas.</text:span></text:p>
        </text:list-item>
        <text:list-item>
          <text:p text:style-name="P65"><text:span text:style-name="T89">Se muestra por pantalla el siguiente texto por cada libro ingresado en la biblioteca:</text:span></text:p>
          <text:p text:style-name="P65"><text:span text:style-name="T89"/></text:p>
          <text:p text:style-name="P79"><text:span text:style-name="T75">TITULO: OTRO MAS TRES<text:line-break/>AUTOR: Sagan<text:line-break/>EDITORIAL: �����<text:line-break/>CANTIDAD PALABRAS REGISTRADAS: 7695</text:span></text:p>
        </text:list-item>
      </text:list>
      <text:p text:style-name="P56"><text:soft-page-break/><text:span text:style-name="T75"/></text:p>
      <text:list xml:id="list1138154985" text:continue-list="list467392180" text:style-name="L4">
        <text:list-item>
          <text:p text:style-name="P87"><text:toc-mark-start text:id="IMark141759164" text:outline-level="2"/><text:span text:style-name="T62">Instrucción - <text:s/></text:span><text:span text:style-name="T63">Obtener Archivo</text:span><text:toc-mark-end text:id="IMark141759164"/></text:p>
        </text:list-item>
      </text:list>
      <text:p text:style-name="P61"><text:span text:style-name="T75"/></text:p>
      <text:list xml:id="list1570492197" text:continue-list="list1765789221" text:style-name="L6">
        <text:list-item>
          <text:p text:style-name="P66"><text:span text:style-name="T60">Se ingresa el comando </text:span><text:span text:style-name="T35">./TPDatos -</text:span><text:span text:style-name="T38">o ID_Archivo</text:span></text:p>
        </text:list-item>
        <text:list-item>
          <text:p text:style-name="P66"><text:span text:style-name="T58">Se obtiene la instruccion ingresada como parametro</text:span></text:p>
        </text:list-item>
        <text:list-item>
          <text:p text:style-name="P66"><text:span text:style-name="T58">Se abre el archivo de registros variables.</text:span></text:p>
        </text:list-item>
        <text:list-item>
          <text:p text:style-name="P66"><text:span text:style-name="T58">Se abre el archivo de control.</text:span></text:p>
        </text:list-item>
        <text:list-item>
          <text:p text:style-name="P66"><text:span text:style-name="T58">Se cargan los libros.</text:span></text:p>
        </text:list-item>
        <text:list-item>
          <text:p text:style-name="P66">Se comienza a leer el archivo de control para obtener las referencias a los libros </text:p>
        </text:list-item>
        <text:list-item>
          <text:p text:style-name="P66"><text:span text:style-name="T90">Se muestra por pantalla el archivo buscado, por ejemplo:</text:span></text:p>
        </text:list-item>
      </text:list>
      <text:p text:style-name="P67"><text:span text:style-name="T90"/></text:p>
      <text:p text:style-name="P78"><text:span text:style-name="T75">#TITULO_LIBRO PIRULO CON ACENTOS �<text:line-break/><text:line-break/>#AUTOR_LIBRO Asimoov<text:line-break/><text:line-break/>#EDITORIAL_LIBRO Zetha<text:line-break/><text:line-break/><text:line-break/><text:line-break/>Cap�tulo Primero <text:line-break/>LA CIENCIA DE LA DEDUCCI�N <text:line-break/><text:line-break/>Sherlock Holmes cogi� la botella del �ngulo de la repisa de la chimenea,nar. Eso que a usted le resulta sorprendente, lo es tan s�lo porque no sigue el curso de mis pensamientos, ni observa los hechos peque�os de los que se pueden hacer deducciones importantes. Por ejemplo, empec� afirmando que su hermano era descuidado. Si se fija en la parte inferior de la tapa del reloj, observar� que no s�lo tiene dos abolladuras, si no que muestra, tambi�n, cortes y marcas por todas partes, debido a la costumbre de guardar en el <text:line-break/>FIN</text:span></text:p>
      <text:p text:style-name="P67"><text:span text:style-name="T90"/></text:p>
      <text:list xml:id="list1248819334" text:continue-numbering="true" text:style-name="L6">
        <text:list-item>
          <text:p text:style-name="P66"><text:span text:style-name="T75">Se cierra el archivo de control.</text:span></text:p>
        </text:list-item>
      </text:list>
      <text:p text:style-name="P61"><text:span text:style-name="T75"/></text:p>
      <text:p text:style-name="P61"><text:span text:style-name="T75"/></text:p>
      <text:list xml:id="list1956765224" text:continue-list="list1138154985" text:style-name="L4">
        <text:list-item>
          <text:p text:style-name="P74"><text:toc-mark-start text:id="IMark141759164" text:outline-level="2"/><text:span text:style-name="T75">Instrucción – Quitar Archivo</text:span><text:toc-mark-end text:id="IMark141759164"/></text:p>
        </text:list-item>
      </text:list>
      <text:p text:style-name="P61"><text:span text:style-name="T75"/></text:p>
      <text:list xml:id="list846487320" text:style-name="L7">
        <text:list-item>
          <text:p text:style-name="P69"><text:span text:style-name="T60">Se ingresa el comando </text:span><text:span text:style-name="T35">./TPDatos -</text:span><text:span text:style-name="T40">q</text:span><text:span text:style-name="T38"> ID_Archivo</text:span></text:p>
        </text:list-item>
        <text:list-item>
          <text:p text:style-name="P69"><text:span text:style-name="T58">Se obtiene la instruccion ingresada como parametro</text:span></text:p>
        </text:list-item>
        <text:list-item>
          <text:p text:style-name="P69"><text:span text:style-name="T58">Se abre el archivo de registros variables.</text:span></text:p>
        </text:list-item>
        <text:list-item>
          <text:p text:style-name="P69"><text:span text:style-name="T58">Se abre el archivo de control.</text:span></text:p>
        </text:list-item>
        <text:list-item>
          <text:p text:style-name="P69"><text:span text:style-name="T58">Se cargan los libros.</text:span></text:p>
        </text:list-item>
        <text:list-item>
          <text:p text:style-name="P69"><text:span text:style-name="T91">Se comienza a leer el archivo de control para obtener las referencias a los libros guardados.</text:span></text:p>
        </text:list-item>
        <text:list-item>
          <text:p text:style-name="P69"><text:span text:style-name="T91">Se recupera la indexacion de cada uno de los mismos y se </text:span><text:span text:style-name="T75">elimina</text:span><text:span text:style-name="T91">.</text:span></text:p>
        </text:list-item>
        <text:list-item>
          <text:p text:style-name="P69"><text:span text:style-name="T75">Se actualiza el archivo de control.</text:span></text:p>
        </text:list-item>
        <text:list-item>
          <text:p text:style-name="P69"><text:span text:style-name="T75">Se elimina el archivo.</text:span></text:p>
        </text:list-item>
        <text:list-item>
          <text:p text:style-name="P69"><text:span text:style-name="T75">Se cierra el archivo de control.</text:span></text:p>
        </text:list-item>
      </text:list>
      <text:p text:style-name="P61"><text:span text:style-name="T75"/></text:p>
      <text:p text:style-name="P68"><text:span text:style-name="T75">Se puede verificar que en el archivo de control hay ingreso</text:span><text:span text:style-name="T91">s</text:span><text:span text:style-name="T75"> del tipo “</text:span><text:span text:style-name="T80">0 | <text:s/></text:span><text:span text:style-name="T86">100</text:span><text:span text:style-name="T80"> | </text:span><text:span text:style-name="T86">-</text:span><text:span text:style-name="T83"> </text:span><text:span text:style-name="T80">| - | - | - |”</text:span><text:span text:style-name="T76"> </text:span><text:span text:style-name="T77">.</text:span></text:p>
      <text:p text:style-name="P68"><text:span text:style-name="T58"/></text:p>
      <text:p text:style-name="P61"><text:span text:style-name="T75"/></text:p>
      <text:list xml:id="list630582264" text:continue-list="list1956765224" text:style-name="L4">
        <text:list-item>
          <text:p text:style-name="P74"><text:toc-mark-start text:id="IMark141759164" text:outline-level="2"/><text:span text:style-name="T75">Instrucción – Ver Estructura</text:span><text:toc-mark-end text:id="IMark141759164"/></text:p>
        </text:list-item>
      </text:list>
      <text:p text:style-name="P75"><text:span text:style-name="T75"/></text:p>
      <text:list xml:id="list1432252450" text:style-name="L8">
        <text:list-item>
          <text:p text:style-name="P85"><text:span text:style-name="T72">Se ingresa el comando </text:span><text:span text:style-name="T74">./TPDatos -v -a resultado</text:span></text:p>
        </text:list-item>
        <text:list-item>
          <text:p text:style-name="P70"><text:span text:style-name="T58">Se obtiene la instruccion ingresada como parametro</text:span></text:p>
        </text:list-item>
        <text:list-item>
          <text:p text:style-name="P70"><text:span text:style-name="T58">Se abre el archivo de registros variables.</text:span></text:p>
        </text:list-item>
        <text:list-item>
          <text:p text:style-name="P70"><text:soft-page-break/><text:span text:style-name="T58">Se abre el archivo de control.</text:span></text:p>
        </text:list-item>
        <text:list-item>
          <text:p text:style-name="P70"><text:span text:style-name="T58">Se cargan los libros.</text:span></text:p>
        </text:list-item>
        <text:list-item>
          <text:p text:style-name="P84"><text:span text:style-name="T72">Se comienza a leer el archivo de control para obtener las referencias a los libros guardados.</text:span></text:p>
        </text:list-item>
        <text:list-item>
          <text:p text:style-name="P85"><text:span text:style-name="T73">S</text:span><text:span text:style-name="T72">e abre el archivo del arbol.</text:span></text:p>
        </text:list-item>
        <text:list-item>
          <text:p text:style-name="P85"><text:span text:style-name="T75">Se muestra la estructura.</text:span></text:p>
        </text:list-item>
      </text:list>
      <text:p text:style-name="P86"><text:span text:style-name="T70"/></text:p>
      <text:p text:style-name="P88"><text:span text:style-name="T67">Se puede verificar que en el directorio de reportes se encuentran los archivos correspondientes a los indices y tablas realizados, </text:span><text:span text:style-name="T68">los cuales reflejan las estructuras utilizadas.</text:span></text:p>
      <text:p text:style-name="P89"><text:span text:style-name="T68">Por ejemplo:</text:span></text:p>
      <text:p text:style-name="P89"><text:span text:style-name="T68"/></text:p>
      <text:list xml:id="list1505596974" text:style-name="L9">
        <text:list-item>
          <text:p text:style-name="P90"><text:span text:style-name="T68">Archivo de Estructura de Arbol - <text:s/>Resultado_Autor.txt</text:span></text:p>
        </text:list-item>
      </text:list>
      <text:p text:style-name="P89"><text:span text:style-name="T68"/></text:p>
      <text:p text:style-name="P89"><text:span text:style-name="T68"/></text:p>
      <text:section text:style-name="Sect2" text:name=":244">
        <text:section text:style-name="Sect2" text:name=":248">
          <text:p text:style-name="P91">[B+Tree controlDataSize=[16] blockSize=[512] nodeCounter=[1] freeNodeCounter=[0] ]<text:line-break/>|----- [node id=[0] level=[0] nodeSize=[83] controlDataSize=[16]  nodeDataSize=[67] ]<text:line-break/>|     |----- [elemento KEY= [(0)(18)arthur conan doyle] LIBROS= [(530280)] sizeElemento=[30] cantidadLibros=[1] ]<text:line-break/>|     |----- [elemento KEY= [(0)(8)cortazar] LIBROS= [(265145)] sizeElemento=[20] cantidadLibros=[1] ]<text:line-break/>|     |----- [elemento KEY= [(0)(5)sagan] LIBROS= [(0)] sizeElemento=[17] cantidadLibros=[1] ]</text:p>
        </text:section>
      </text:section>
      <text:p text:style-name="P89"><text:span text:style-name="T68"/></text:p>
      <text:p text:style-name="P89"/>
      <text:list xml:id="list1109248846" text:continue-numbering="true" text:style-name="L9">
        <text:list-item>
          <text:p text:style-name="P90"><text:span text:style-name="T94">Archivo</text:span><text:span text:style-name="T95">s</text:span><text:span text:style-name="T94"> de Estructura</text:span><text:span text:style-name="T95">s</text:span><text:span text:style-name="T94"> de Hash</text:span></text:p>
        </text:list-item>
      </text:list>
      <text:p text:style-name="P89"><text:span text:style-name="T94"/></text:p>
      <text:p text:style-name="P92"><text:span text:style-name="T26">resultado_Titulo.txt_indice.txt</text:span><text:span text:style-name="T94"><text:line-break/><text:line-break/>INDICE HASH<text:line-break/><text:line-break/>Nombre de archivo de tabla de hash: Indices/IndiceTitulo.dat<text:line-break/>Nombre de archivo de cubetas de hash (datos): Indices/IndiceTitulo_Cubetas.dat<text:line-break/>Cantidad de entradas de la tabla (bloques direccionables): 2<text:line-break/>Cantidad de cubetas (unidades de almacenamiento de datos) efectivas: 2<text:line-break/><text:line-break/><text:line-break/></text:span><text:span text:style-name="T26">resultado_Titulo.txt_libres.txt</text:span><text:span text:style-name="T94"><text:line-break/><text:line-break/>REGISTRO DE ESPACIOS LIBRES<text:line-break/>Se muestran las cubetas que no tienen Elementos (claves) guardados, aunque est�n siempre incializadas y prestas a recibirlos<text:line-break/><text:line-break/>Bloque que contiene la cubeta libre: 0<text:line-break/>N�mero de cubeta sucesiva del bloque: 1<text:line-break/>Offset de la cubeta en el archivo: 0<text:line-break/>Bloque que contiene la cubeta libre: 1<text:line-break/>N�mero de cubeta sucesiva del bloque: 2<text:line-break/>Offset de la cubeta en el archivo: 0<text:line-break/><text:line-break/><text:line-break/><text:line-break/></text:span><text:span text:style-name="T26">resultado_Titulo.txt_datos.txt</text:span><text:span text:style-name="T94"><text:line-break/><text:line-break/>CUBETAS DE HASH<text:line-break/><text:line-break/>Cubeta del Bloque N�mero 0<text:line-break/>N�mero de cubeta del mismo bloque: 1<text:line-break/>Cantidad de Elementos (Claves) almacenados en la cubeta: 0<text:line-break/>Bytes libres en la cubeta: 1012<text:line-break/>Offset en disco de la cubeta Actual: 0        Offset de cubeta continuaci�n: 0<text:line-break/></text:span><text:soft-page-break/><text:span text:style-name="T94"><text:line-break/><text:line-break/><text:line-break/>Cubeta del Bloque N�mero 1<text:line-break/>N�mero de cubeta del mismo bloque: 1<text:line-break/>Cantidad de Elementos (Claves) almacenados en la cubeta: 1<text:line-break/>Bytes libres en la cubeta: 991<text:line-break/>Offset en disco de la cubeta Actual: 1024        Offset de cubeta continuaci�n: 0<text:line-break/><text:line-break/>Cubeta del Bloque N�mero 1<text:line-break/>N�mero de cubeta del mismo bloque: 2<text:line-break/>Cantidad de Elementos (Claves) almacenados en la cubeta: 0<text:line-break/>Bytes libres en la cubeta: 1012<text:line-break/>Offset en disco de la cubeta Actual: 0        Offset de cubeta continuaci�n: 0<text:line-break/><text:line-break/><text:line-break/><text:line-break/><text:line-break/></text:span><text:span text:style-name="T26">resultado_Titulo.txt_tabla.txt</text:span><text:span text:style-name="T94"><text:line-break/>TABLA DE HASH<text:line-break/><text:line-break/>N�mero de Bloque: 0<text:line-break/>*** Cantidad de Elementos del bloque: 0<text:line-break/>*** Offset a la Cubeta de Datos Inicial del bloque: 0<text:line-break/><text:line-break/>N�mero de Bloque: 1<text:line-break/>*** Cantidad de Elementos del bloque: 1<text:line-break/>*** Offset a la Cubeta de Datos Inicial del bloque: 1024</text:span></text:p>
      <text:p text:style-name="P89"><text:span text:style-name="T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Arial1" svg:font-family="Aria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kaoPGothic" svg:font-family="TakaoPGoth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ti </meta:initial-creator>
    <meta:creation-date>2011-05-07T22:38:52</meta:creation-date>
    <dc:date>2011-05-08T04:41:49</dc:date>
    <dc:creator>jimena </dc:creator>
    <meta:editing-duration>PT05H13M21S</meta:editing-duration>
    <meta:editing-cycles>31</meta:editing-cycles>
    <meta:generator>OpenOffice.org/3.2$Linux OpenOffice.org_project/320m19$Build-9505</meta:generator>
    <meta:document-statistic meta:table-count="0" meta:image-count="0" meta:object-count="0" meta:page-count="15" meta:paragraph-count="235" meta:word-count="3671" meta:character-count="21161"/>
  </office:meta>
</office:document-meta>
</file>